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51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4.267cm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8.533cm"/>
    </style:style>
    <style:style style:name="gr18" style:family="graphic" style:parent-style-name="standard">
      <style:graphic-properties draw:stroke="none" svg:stroke-color="#000000" draw:fill="none" draw:fill-color="#ffffff" fo:min-height="5.25cm"/>
    </style:style>
    <style:style style:name="gr19" style:family="graphic" style:parent-style-name="standard">
      <style:graphic-properties draw:stroke="none" svg:stroke-color="#000000" draw:fill="none" draw:fill-color="#ffffff" fo:min-height="10.666cm"/>
    </style:style>
    <style:style style:name="gr20" style:family="graphic" style:parent-style-name="standard">
      <style:graphic-properties draw:stroke="none" svg:stroke-color="#000000" draw:fill="none" draw:fill-color="#ffffff" fo:min-height="5.4cm"/>
    </style:style>
    <style:style style:name="gr21" style:family="graphic" style:parent-style-name="standard">
      <style:graphic-properties draw:stroke="none" svg:stroke-color="#000000" draw:fill="none" draw:fill-color="#ffffff" fo:min-height="5.2cm"/>
    </style:style>
    <style:style style:name="gr2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3.556cm" fo:min-width="15.254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2.134cm" fo:min-width="7.93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0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5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791cm"/>
    </style:style>
    <style:style style:name="gr31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267cm" fo:min-width="13.857cm" fo:padding-top="0.175cm" fo:padding-bottom="0.175cm" fo:padding-left="0.3cm" fo:padding-right="0.3cm"/>
    </style:style>
    <style:style style:name="gr32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9.0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46cm"/>
    </style:style>
    <style:style style:name="gr35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978cm" fo:min-width="13.344cm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000000" draw:marker-start-width="0.508cm" draw:marker-end-width="0.508cm" draw:fill="solid" draw:fill-color="#ffff00" draw:textarea-horizontal-align="left" draw:auto-grow-height="true" draw:auto-grow-width="true" fo:min-height="1.423cm" fo:min-width="9.26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982cm"/>
    </style:style>
    <style:style style:name="gr39" style:family="graphic" style:parent-style-name="standard">
      <style:graphic-properties draw:stroke="solid" svg:stroke-width="0.1cm" svg:stroke-color="#000000" draw:marker-start-width="0.503cm" draw:marker-end-width="0.503cm" draw:fill="solid" draw:fill-color="#ffff00" draw:textarea-horizontal-align="left" draw:auto-grow-height="true" draw:auto-grow-width="true" fo:min-height="2.845cm" fo:min-width="10.314cm" fo:padding-top="0.174cm" fo:padding-bottom="0.174cm" fo:padding-left="0.299cm" fo:padding-right="0.299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2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2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6.446cm"/>
    </style:style>
    <style:style style:name="gr43" style:family="graphic" style:parent-style-name="standard">
      <style:graphic-properties draw:textarea-horizontal-align="justify" draw:textarea-vertical-align="middle" draw:auto-grow-height="false" fo:min-height="0.223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5" style:family="graphic" style:parent-style-name="standard">
      <style:graphic-properties svg:stroke-color="#314004" draw:fill="solid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224cm" fo:min-width="0cm"/>
    </style:style>
    <style:style style:name="gr47" style:family="graphic" style:parent-style-name="standard">
      <style:graphic-properties draw:stroke="solid" svg:stroke-width="0.1cm" svg:stroke-color="#000000" draw:marker-start-width="0.503cm" draw:marker-end-width="0.503cm" svg:stroke-opacity="100%" draw:fill="solid" draw:fill-color="#ffff00" draw:textarea-horizontal-align="left" draw:auto-grow-height="true" draw:auto-grow-width="true" fo:min-height="3.556cm" fo:min-width="10.111cm" fo:padding-top="0.174cm" fo:padding-bottom="0.174cm" fo:padding-left="0.299cm" fo:padding-right="0.2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9.0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4cm" fo:min-width="25.64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56cm"/>
    </style:style>
    <style:style style:name="gr51" style:family="graphic" style:parent-style-name="Object_20_with_20_no_20_fill_20_and_20_no_20_line">
      <style:graphic-properties draw:textarea-vertical-align="middle" draw:ole-draw-aspect="1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0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428cm"/>
    </style:style>
    <style:style style:name="gr54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26.777cm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554cm"/>
    </style:style>
    <style:style style:name="gr56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1.423cm" fo:min-width="15.994cm" fo:padding-top="0.175cm" fo:padding-bottom="0.175cm" fo:padding-left="0.3cm" fo:padding-right="0.3cm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T1" style:family="text">
      <style:text-properties style:text-line-through-style="none" style:text-line-through-typ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10" style:family="text">
      <style:text-properties style:text-position="super 58%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text-position="super 58%" fo:font-size="18pt" style:font-size-asian="18pt" style:font-size-complex="18pt"/>
    </style:style>
    <style:style style:name="T12" style:family="text">
      <style:text-properties style:text-line-through-style="none" style:text-line-through-type="none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8.7cm" svg:height="1cm" svg:x="1.3cm" svg:y="1.7cm">
          <draw:text-box>
            <text:p>Bounding Volume Hierarchy</text:p>
          </draw:text-box>
        </draw:frame>
        <draw:frame draw:style-name="gr3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2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45cm" svg:y1="4.4cm" svg:x2="3.5cm" svg:y2="5.9cm" draw:start-shape="id1" draw:start-glue-point="8" draw:end-shape="id2" draw:end-glue-point="4" svg:d="M4450 4400l-950 1500" svg:viewBox="0 0 951 1501">
            <text:p/>
          </draw:connector>
          <draw:frame draw:style-name="gr6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2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0.5cm" svg:y2="6cm" draw:start-shape="id3" draw:start-glue-point="8" draw:end-shape="id4" draw:end-glue-point="4" svg:d="M12050 4500l-1550 1500" svg:viewBox="0 0 1551 1501">
            <text:p/>
          </draw:connector>
          <draw:custom-shape draw:style-name="gr4" draw:text-style-name="P2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1.533cm" svg:y2="6cm" draw:start-shape="id3" draw:start-glue-point="8" draw:end-shape="id5" draw:end-glue-point="4" svg:d="M12050 4500l-517 1500" svg:viewBox="0 0 518 1501">
            <text:p/>
          </draw:connector>
          <draw:custom-shape draw:style-name="gr4" draw:text-style-name="P2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2.567cm" svg:y2="6cm" draw:start-shape="id3" draw:start-glue-point="8" draw:end-shape="id6" draw:end-glue-point="4" svg:d="M12050 4500l517 1500" svg:viewBox="0 0 518 1501">
            <text:p/>
          </draw:connector>
          <draw:custom-shape draw:style-name="gr4" draw:text-style-name="P2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3.6cm" svg:y2="6cm" draw:start-shape="id3" draw:start-glue-point="8" draw:end-shape="id7" draw:end-glue-point="4" svg:d="M12050 4500l1550 1500" svg:viewBox="0 0 1551 1501">
            <text:p/>
          </draw:connector>
          <draw:frame draw:style-name="gr7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2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0.393cm" svg:y2="5.738cm" draw:start-shape="id8" draw:start-glue-point="8" draw:end-shape="id9" draw:end-glue-point="4" svg:d="M21943 4238l-1550 1500" svg:viewBox="0 0 1551 1501">
            <text:p/>
          </draw:connector>
          <draw:custom-shape draw:style-name="gr4" draw:text-style-name="P2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1.426cm" svg:y2="5.738cm" draw:start-shape="id8" draw:start-glue-point="8" draw:end-shape="id10" draw:end-glue-point="4" svg:d="M21943 4238l-517 1500" svg:viewBox="0 0 518 1501">
            <text:p/>
          </draw:connector>
          <draw:custom-shape draw:style-name="gr4" draw:text-style-name="P2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2.46cm" svg:y2="5.738cm" draw:start-shape="id8" draw:start-glue-point="8" draw:end-shape="id11" draw:end-glue-point="4" svg:d="M21943 4238l517 1500" svg:viewBox="0 0 518 1501">
            <text:p/>
          </draw:connector>
          <draw:custom-shape draw:style-name="gr4" draw:text-style-name="P2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3.493cm" svg:y2="5.738cm" draw:start-shape="id8" draw:start-glue-point="8" draw:end-shape="id12" draw:end-glue-point="4" svg:d="M21943 4238l1550 1500" svg:viewBox="0 0 1551 1501">
            <text:p/>
          </draw:connector>
          <draw:custom-shape draw:style-name="gr4" draw:text-style-name="P2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3.093cm" svg:y1="2.738cm" svg:x2="21.943cm" svg:y2="3.538cm" draw:start-shape="id13" draw:start-glue-point="8" draw:end-shape="id8" draw:end-glue-point="4" svg:d="M23093 2738l-1150 800" svg:viewBox="0 0 1151 801">
            <text:p/>
          </draw:connector>
          <draw:connector draw:style-name="gr5" draw:text-style-name="P2" draw:layer="layout" draw:type="line" svg:x1="23.093cm" svg:y1="2.738cm" svg:x2="24.243cm" svg:y2="3.538cm" draw:start-shape="id13" draw:start-glue-point="8" draw:end-shape="id14" draw:end-glue-point="4" svg:d="M23093 2738l1150 800" svg:viewBox="0 0 1151 801">
            <text:p/>
          </draw:connector>
          <draw:frame draw:style-name="gr8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2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993cm" svg:y1="5.738cm" svg:x2="24.243cm" svg:y2="4.238cm" draw:start-shape="id15" draw:start-glue-point="4" draw:end-shape="id14" draw:end-glue-point="8" svg:d="M24993 5738l-750-1500" svg:viewBox="0 0 751 1501">
            <text:p/>
          </draw:connector>
        </draw:g>
        <draw:g>
          <draw:custom-shape draw:style-name="gr4" draw:text-style-name="P2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1.4cm" svg:y2="14cm" draw:start-shape="id16" draw:start-glue-point="8" draw:end-shape="id17" draw:end-glue-point="4" svg:d="M2950 12500l-1550 1500" svg:viewBox="0 0 1551 1501">
            <text:p/>
          </draw:connector>
          <draw:custom-shape draw:style-name="gr4" draw:text-style-name="P2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2.467cm" svg:y2="14cm" draw:start-shape="id16" draw:start-glue-point="8" draw:end-shape="id18" draw:end-glue-point="4" svg:d="M2950 12500l-483 1500" svg:viewBox="0 0 484 1501">
            <text:p/>
          </draw:connector>
          <draw:custom-shape draw:style-name="gr4" draw:text-style-name="P2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3.533cm" svg:y2="14cm" draw:start-shape="id16" draw:start-glue-point="8" draw:end-shape="id19" draw:end-glue-point="4" svg:d="M2950 12500l583 1500" svg:viewBox="0 0 584 1501">
            <text:p/>
          </draw:connector>
          <draw:custom-shape draw:style-name="gr4" draw:text-style-name="P2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4.6cm" svg:y2="14cm" draw:start-shape="id16" draw:start-glue-point="8" draw:end-shape="id20" draw:end-glue-point="4" svg:d="M2950 12500l1650 1500" svg:viewBox="0 0 1651 1501">
            <text:p/>
          </draw:connector>
          <draw:custom-shape draw:style-name="gr4" draw:text-style-name="P2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5.667cm" svg:y2="14cm" draw:start-shape="id21" draw:start-glue-point="8" draw:end-shape="id22" draw:end-glue-point="4" svg:d="M7250 12500l-1583 1500" svg:viewBox="0 0 1584 1501">
            <text:p/>
          </draw:connector>
          <draw:custom-shape draw:style-name="gr4" draw:text-style-name="P2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6.733cm" svg:y2="14cm" draw:start-shape="id21" draw:start-glue-point="8" draw:end-shape="id23" draw:end-glue-point="4" svg:d="M7250 12500l-517 1500" svg:viewBox="0 0 518 1501">
            <text:p/>
          </draw:connector>
          <draw:custom-shape draw:style-name="gr4" draw:text-style-name="P2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7.8cm" svg:y2="14cm" draw:start-shape="id21" draw:start-glue-point="8" draw:end-shape="id24" draw:end-glue-point="4" svg:d="M7250 12500l550 1500" svg:viewBox="0 0 551 1501">
            <text:p/>
          </draw:connector>
          <draw:custom-shape draw:style-name="gr4" draw:text-style-name="P2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8.867cm" svg:y2="14cm" draw:start-shape="id21" draw:start-glue-point="8" draw:end-shape="id25" draw:end-glue-point="4" svg:d="M7250 12500l1617 1500" svg:viewBox="0 0 1618 1501">
            <text:p/>
          </draw:connector>
          <draw:custom-shape draw:style-name="gr4" draw:text-style-name="P2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9.933cm" svg:y2="14cm" draw:start-shape="id26" draw:start-glue-point="8" draw:end-shape="id27" draw:end-glue-point="4" svg:d="M11550 12500l-1617 1500" svg:viewBox="0 0 1618 1501">
            <text:p/>
          </draw:connector>
          <draw:custom-shape draw:style-name="gr4" draw:text-style-name="P2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1cm" svg:y2="14cm" draw:start-shape="id26" draw:start-glue-point="8" draw:end-shape="id28" draw:end-glue-point="4" svg:d="M11550 12500l-550 1500" svg:viewBox="0 0 551 1501">
            <text:p/>
          </draw:connector>
          <draw:custom-shape draw:style-name="gr4" draw:text-style-name="P2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2.067cm" svg:y2="14cm" draw:start-shape="id26" draw:start-glue-point="8" draw:end-shape="id29" draw:end-glue-point="4" svg:d="M11550 12500l517 1500" svg:viewBox="0 0 518 1501">
            <text:p/>
          </draw:connector>
          <draw:custom-shape draw:style-name="gr4" draw:text-style-name="P2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3.133cm" svg:y2="14cm" draw:start-shape="id26" draw:start-glue-point="8" draw:end-shape="id30" draw:end-glue-point="4" svg:d="M11550 12500l1583 1500" svg:viewBox="0 0 1584 1501">
            <text:p/>
          </draw:connector>
          <draw:custom-shape draw:style-name="gr4" draw:text-style-name="P2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4.2cm" svg:y2="14cm" draw:start-shape="id31" draw:start-glue-point="8" draw:end-shape="id32" draw:end-glue-point="4" svg:d="M15850 12500l-1650 1500" svg:viewBox="0 0 1651 1501">
            <text:p/>
          </draw:connector>
          <draw:custom-shape draw:style-name="gr4" draw:text-style-name="P2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5.267cm" svg:y2="14cm" draw:start-shape="id31" draw:start-glue-point="8" draw:end-shape="id33" draw:end-glue-point="4" svg:d="M15850 12500l-583 1500" svg:viewBox="0 0 584 1501">
            <text:p/>
          </draw:connector>
          <draw:custom-shape draw:style-name="gr4" draw:text-style-name="P2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6.333cm" svg:y2="14cm" draw:start-shape="id31" draw:start-glue-point="8" draw:end-shape="id34" draw:end-glue-point="4" svg:d="M15850 12500l483 1500" svg:viewBox="0 0 484 1501">
            <text:p/>
          </draw:connector>
          <draw:custom-shape draw:style-name="gr4" draw:text-style-name="P2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7.4cm" svg:y2="14cm" draw:start-shape="id31" draw:start-glue-point="8" draw:end-shape="id35" draw:end-glue-point="4" svg:d="M15850 12500l1550 1500" svg:viewBox="0 0 1551 1501">
            <text:p/>
          </draw:connector>
          <draw:connector draw:style-name="gr5" draw:text-style-name="P2" draw:layer="layout" draw:type="line" svg:x1="9.45cm" svg:y1="10cm" svg:x2="2.95cm" svg:y2="11.8cm" draw:start-shape="id36" draw:start-glue-point="8" draw:end-shape="id16" draw:end-glue-point="4" svg:d="M9450 10000l-6500 1800" svg:viewBox="0 0 6501 1801">
            <text:p/>
          </draw:connector>
          <draw:connector draw:style-name="gr5" draw:text-style-name="P2" draw:layer="layout" draw:type="line" svg:x1="9.45cm" svg:y1="10cm" svg:x2="7.25cm" svg:y2="11.8cm" draw:start-shape="id36" draw:start-glue-point="8" draw:end-shape="id21" draw:end-glue-point="4" svg:d="M9450 10000l-2200 1800" svg:viewBox="0 0 2201 1801">
            <text:p/>
          </draw:connector>
          <draw:connector draw:style-name="gr5" draw:text-style-name="P2" draw:layer="layout" draw:type="line" svg:x1="9.45cm" svg:y1="10cm" svg:x2="11.55cm" svg:y2="11.8cm" draw:start-shape="id36" draw:start-glue-point="8" draw:end-shape="id26" draw:end-glue-point="4" svg:d="M9450 10000l2100 1800" svg:viewBox="0 0 2101 1801">
            <text:p/>
          </draw:connector>
          <draw:connector draw:style-name="gr5" draw:text-style-name="P2" draw:layer="layout" draw:type="line" svg:x1="9.45cm" svg:y1="10cm" svg:x2="15.85cm" svg:y2="11.8cm" draw:start-shape="id36" draw:start-glue-point="8" draw:end-shape="id31" draw:end-glue-point="4" svg:d="M9450 10000l6400 1800" svg:viewBox="0 0 6401 1801">
            <text:p/>
          </draw:connector>
          <draw:frame draw:style-name="gr9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2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8.9cm" svg:y2="14cm" draw:start-shape="id37" draw:start-glue-point="8" draw:end-shape="id38" draw:end-glue-point="4" svg:d="M20450 12500l-1550 1500" svg:viewBox="0 0 1551 1501">
            <text:p/>
          </draw:connector>
          <draw:custom-shape draw:style-name="gr4" draw:text-style-name="P2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9.967cm" svg:y2="14cm" draw:start-shape="id37" draw:start-glue-point="8" draw:end-shape="id39" draw:end-glue-point="4" svg:d="M20450 12500l-483 1500" svg:viewBox="0 0 484 1501">
            <text:p/>
          </draw:connector>
          <draw:custom-shape draw:style-name="gr4" draw:text-style-name="P2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1.033cm" svg:y2="14cm" draw:start-shape="id37" draw:start-glue-point="8" draw:end-shape="id40" draw:end-glue-point="4" svg:d="M20450 12500l583 1500" svg:viewBox="0 0 584 1501">
            <text:p/>
          </draw:connector>
          <draw:custom-shape draw:style-name="gr4" draw:text-style-name="P2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2.1cm" svg:y2="14cm" draw:start-shape="id37" draw:start-glue-point="8" draw:end-shape="id41" draw:end-glue-point="4" svg:d="M20450 12500l1650 1500" svg:viewBox="0 0 1651 1501">
            <text:p/>
          </draw:connector>
          <draw:custom-shape draw:style-name="gr4" draw:text-style-name="P2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3.167cm" svg:y2="14cm" draw:start-shape="id42" draw:start-glue-point="8" draw:end-shape="id43" draw:end-glue-point="4" svg:d="M24775 12500l-1608 1500" svg:viewBox="0 0 1609 1501">
            <text:p/>
          </draw:connector>
          <draw:custom-shape draw:style-name="gr4" draw:text-style-name="P2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4.233cm" svg:y2="14cm" draw:start-shape="id42" draw:start-glue-point="8" draw:end-shape="id44" draw:end-glue-point="4" svg:d="M24775 12500l-542 1500" svg:viewBox="0 0 543 1501">
            <text:p/>
          </draw:connector>
          <draw:custom-shape draw:style-name="gr4" draw:text-style-name="P2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5.3cm" svg:y2="14cm" draw:start-shape="id42" draw:start-glue-point="8" draw:end-shape="id45" draw:end-glue-point="4" svg:d="M24775 12500l525 1500" svg:viewBox="0 0 526 1501">
            <text:p/>
          </draw:connector>
          <draw:custom-shape draw:style-name="gr4" draw:text-style-name="P2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6.367cm" svg:y2="14cm" draw:start-shape="id42" draw:start-glue-point="8" draw:end-shape="id46" draw:end-glue-point="4" svg:d="M24775 12500l1592 1500" svg:viewBox="0 0 1593 1501">
            <text:p/>
          </draw:connector>
          <draw:custom-shape draw:style-name="gr4" draw:text-style-name="P2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7.433cm" svg:y2="14cm" draw:start-shape="id47" draw:start-glue-point="8" draw:end-shape="id48" draw:end-glue-point="4" svg:d="M29100 12500l-1667 1500" svg:viewBox="0 0 1668 1501">
            <text:p/>
          </draw:connector>
          <draw:custom-shape draw:style-name="gr4" draw:text-style-name="P2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8.5cm" svg:y2="14cm" draw:start-shape="id47" draw:start-glue-point="8" draw:end-shape="id49" draw:end-glue-point="4" svg:d="M29100 12500l-600 1500" svg:viewBox="0 0 601 1501">
            <text:p/>
          </draw:connector>
          <draw:custom-shape draw:style-name="gr4" draw:text-style-name="P2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9.567cm" svg:y2="14cm" draw:start-shape="id47" draw:start-glue-point="8" draw:end-shape="id50" draw:end-glue-point="4" svg:d="M29100 12500l467 1500" svg:viewBox="0 0 468 1501">
            <text:p/>
          </draw:connector>
          <draw:custom-shape draw:style-name="gr4" draw:text-style-name="P2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30.633cm" svg:y2="14cm" draw:start-shape="id47" draw:start-glue-point="8" draw:end-shape="id51" draw:end-glue-point="4" svg:d="M29100 12500l1533 1500" svg:viewBox="0 0 1534 1501">
            <text:p/>
          </draw:connector>
          <draw:custom-shape draw:style-name="gr4" draw:text-style-name="P2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1.7cm" svg:y2="14cm" draw:start-shape="id52" draw:start-glue-point="8" draw:end-shape="id53" draw:end-glue-point="4" svg:d="M33425 12500l-1725 1500" svg:viewBox="0 0 1726 1501">
            <text:p/>
          </draw:connector>
          <draw:custom-shape draw:style-name="gr4" draw:text-style-name="P2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2.767cm" svg:y2="14cm" draw:start-shape="id52" draw:start-glue-point="8" draw:end-shape="id54" draw:end-glue-point="4" svg:d="M33425 12500l-658 1500" svg:viewBox="0 0 659 1501">
            <text:p/>
          </draw:connector>
          <draw:custom-shape draw:style-name="gr4" draw:text-style-name="P2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3.833cm" svg:y2="14cm" draw:start-shape="id52" draw:start-glue-point="8" draw:end-shape="id55" draw:end-glue-point="4" svg:d="M33425 12500l408 1500" svg:viewBox="0 0 409 1501">
            <text:p/>
          </draw:connector>
          <draw:custom-shape draw:style-name="gr4" draw:text-style-name="P2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4.9cm" svg:y2="14cm" draw:start-shape="id52" draw:start-glue-point="8" draw:end-shape="id56" draw:end-glue-point="4" svg:d="M33425 12500l1475 1500" svg:viewBox="0 0 1476 1501">
            <text:p/>
          </draw:connector>
          <draw:connector draw:style-name="gr5" draw:text-style-name="P2" draw:layer="layout" draw:type="line" svg:x1="26.95cm" svg:y1="10cm" svg:x2="20.45cm" svg:y2="11.8cm" draw:start-shape="id57" draw:start-glue-point="8" draw:end-shape="id37" draw:end-glue-point="4" svg:d="M26950 10000l-6500 1800" svg:viewBox="0 0 6501 1801">
            <text:p/>
          </draw:connector>
          <draw:connector draw:style-name="gr5" draw:text-style-name="P2" draw:layer="layout" draw:type="line" svg:x1="26.95cm" svg:y1="10cm" svg:x2="24.775cm" svg:y2="11.8cm" draw:start-shape="id57" draw:start-glue-point="8" draw:end-shape="id42" draw:end-glue-point="4" svg:d="M26950 10000l-2175 1800" svg:viewBox="0 0 2176 1801">
            <text:p/>
          </draw:connector>
          <draw:connector draw:style-name="gr5" draw:text-style-name="P2" draw:layer="layout" draw:type="line" svg:x1="26.95cm" svg:y1="10cm" svg:x2="29.1cm" svg:y2="11.8cm" draw:start-shape="id57" draw:start-glue-point="8" draw:end-shape="id47" draw:end-glue-point="4" svg:d="M26950 10000l2150 1800" svg:viewBox="0 0 2151 1801">
            <text:p/>
          </draw:connector>
          <draw:connector draw:style-name="gr5" draw:text-style-name="P2" draw:layer="layout" draw:type="line" svg:x1="26.95cm" svg:y1="10cm" svg:x2="33.425cm" svg:y2="11.8cm" draw:start-shape="id57" draw:start-glue-point="8" draw:end-shape="id52" draw:end-glue-point="4" svg:d="M26950 10000l6475 1800" svg:viewBox="0 0 6476 1801">
            <text:p/>
          </draw:connector>
          <draw:custom-shape draw:style-name="gr4" draw:text-style-name="P2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7.75cm" svg:y1="12.5cm" svg:x2="36.5cm" svg:y2="14cm" draw:start-shape="id58" draw:start-glue-point="8" draw:end-shape="id59" draw:end-glue-point="4" svg:d="M37750 12500l-1250 1500" svg:viewBox="0 0 1251 1501">
            <text:p/>
          </draw:connector>
          <draw:connector draw:style-name="gr5" draw:text-style-name="P2" draw:layer="layout" draw:type="line" svg:x1="39.35cm" svg:y1="10.1cm" svg:x2="37.75cm" svg:y2="11.8cm" draw:start-shape="id60" draw:start-glue-point="8" draw:end-shape="id58" draw:end-glue-point="4" svg:d="M39350 10100l-1600 1700" svg:viewBox="0 0 1601 1701">
            <text:p/>
          </draw:connector>
          <draw:connector draw:style-name="gr5" draw:text-style-name="P2" draw:layer="layout" draw:type="line" svg:x1="33.15cm" svg:y1="8.1cm" svg:x2="26.95cm" svg:y2="9.3cm" draw:start-shape="id61" draw:start-glue-point="8" draw:end-shape="id57" draw:end-glue-point="4" svg:d="M33150 8100l-6200 1200" svg:viewBox="0 0 6201 1201">
            <text:p/>
          </draw:connector>
          <draw:connector draw:style-name="gr5" draw:text-style-name="P2" draw:layer="layout" draw:type="line" svg:x1="33.15cm" svg:y1="8.1cm" svg:x2="39.35cm" svg:y2="9.4cm" draw:start-shape="id61" draw:start-glue-point="8" draw:end-shape="id60" draw:end-glue-point="4" svg:d="M33150 8100l6200 1300" svg:viewBox="0 0 6201 1301">
            <text:p/>
          </draw:connector>
          <draw:frame draw:style-name="gr10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layer="layout" svg:width="8.9cm" svg:height="1cm" svg:x="2.2cm" svg:y="1.9cm">
          <draw:text-box>
            <text:p>Tree construction test cases:</text:p>
          </draw:text-box>
        </draw:frame>
        <draw:frame draw:style-name="gr1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11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12" draw:text-style-name="P2" draw:layer="layout" svg:width="4cm" svg:height="5cm" svg:x="4cm" svg:y="19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4cm" svg:y="22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6cm" svg:y="19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cm" svg:y1="18cm" svg:x2="3cm" svg:y2="25cm">
            <text:p/>
          </draw:line>
          <draw:line draw:style-name="gr5" draw:text-style-name="P2" draw:layer="layout" svg:x1="10cm" svg:y1="25cm" svg:x2="3cm" svg:y2="25cm">
            <text:p/>
          </draw:line>
          <draw:frame draw:style-name="gr14" draw:layer="layout" svg:width="0.925cm" svg:height="0.962cm" svg:x="6.979cm" svg:y="26.138cm">
            <draw:text-box>
              <text:p>X</text:p>
            </draw:text-box>
          </draw:frame>
          <draw:frame draw:style-name="gr14" draw:layer="layout" svg:width="0.925cm" svg:height="0.962cm" svg:x="0.879cm" svg:y="21.338cm">
            <draw:text-box>
              <text:p>Y</text:p>
            </draw:text-box>
          </draw:frame>
          <draw:frame draw:style-name="gr15" draw:layer="layout" svg:width="0.853cm" svg:height="0.962cm" svg:x="2.3cm" svg:y="24.8cm">
            <draw:text-box>
              <text:p>0</text:p>
            </draw:text-box>
          </draw:frame>
          <draw:frame draw:style-name="gr15" draw:layer="layout" svg:width="0.853cm" svg:height="0.962cm" svg:x="2.283cm" svg:y="23.6cm">
            <draw:text-box>
              <text:p>1</text:p>
            </draw:text-box>
          </draw:frame>
          <draw:frame draw:style-name="gr15" draw:layer="layout" svg:width="0.853cm" svg:height="0.962cm" svg:x="2.267cm" svg:y="22.4cm">
            <draw:text-box>
              <text:p>2</text:p>
            </draw:text-box>
          </draw:frame>
          <draw:frame draw:style-name="gr15" draw:layer="layout" svg:width="0.853cm" svg:height="0.962cm" svg:x="2.25cm" svg:y="21.338cm">
            <draw:text-box>
              <text:p>3</text:p>
            </draw:text-box>
          </draw:frame>
          <draw:frame draw:style-name="gr15" draw:layer="layout" svg:width="0.853cm" svg:height="0.962cm" svg:x="2.2cm" svg:y="20.438cm">
            <draw:text-box>
              <text:p>4</text:p>
            </draw:text-box>
          </draw:frame>
          <draw:frame draw:style-name="gr15" draw:layer="layout" svg:width="0.853cm" svg:height="0.962cm" svg:x="2.233cm" svg:y="19.5cm">
            <draw:text-box>
              <text:p>5</text:p>
            </draw:text-box>
          </draw:frame>
          <draw:frame draw:style-name="gr15" draw:layer="layout" svg:width="0.853cm" svg:height="0.962cm" svg:x="2.217cm" svg:y="18.5cm">
            <draw:text-box>
              <text:p>6</text:p>
            </draw:text-box>
          </draw:frame>
          <draw:frame draw:style-name="gr15" draw:layer="layout" svg:width="0.853cm" svg:height="0.962cm" svg:x="3.547cm" svg:y="24.9cm">
            <draw:text-box>
              <text:p>1</text:p>
            </draw:text-box>
          </draw:frame>
          <draw:frame draw:style-name="gr15" draw:layer="layout" svg:width="0.853cm" svg:height="0.962cm" svg:x="4.547cm" svg:y="24.883cm">
            <draw:text-box>
              <text:p>2</text:p>
            </draw:text-box>
          </draw:frame>
          <draw:frame draw:style-name="gr15" draw:layer="layout" svg:width="0.853cm" svg:height="0.962cm" svg:x="5.547cm" svg:y="24.867cm">
            <draw:text-box>
              <text:p>3</text:p>
            </draw:text-box>
          </draw:frame>
          <draw:frame draw:style-name="gr15" draw:layer="layout" svg:width="0.853cm" svg:height="0.962cm" svg:x="6.5cm" svg:y="24.85cm">
            <draw:text-box>
              <text:p>4</text:p>
            </draw:text-box>
          </draw:frame>
          <draw:frame draw:style-name="gr15" draw:layer="layout" svg:width="0.853cm" svg:height="0.962cm" svg:x="7.547cm" svg:y="24.833cm">
            <draw:text-box>
              <text:p>5</text:p>
            </draw:text-box>
          </draw:frame>
          <draw:frame draw:style-name="gr15" draw:layer="layout" svg:width="0.853cm" svg:height="0.962cm" svg:x="8.6cm" svg:y="24.817cm">
            <draw:text-box>
              <text:p>6</text:p>
            </draw:text-box>
          </draw:frame>
          <draw:frame draw:style-name="gr16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7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8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9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20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21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22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2.021cm" svg:y1="4cm" svg:x2="22.021cm" svg:y2="11cm">
            <text:p/>
          </draw:line>
          <draw:line draw:style-name="gr5" draw:text-style-name="P2" draw:layer="layout" svg:x1="29.021cm" svg:y1="11cm" svg:x2="22.021cm" svg:y2="11cm">
            <text:p/>
          </draw:line>
          <draw:frame draw:style-name="gr14" draw:layer="layout" svg:width="0.925cm" svg:height="0.962cm" svg:x="26cm" svg:y="12.138cm">
            <draw:text-box>
              <text:p>X</text:p>
            </draw:text-box>
          </draw:frame>
          <draw:frame draw:style-name="gr14" draw:layer="layout" svg:width="0.925cm" svg:height="0.962cm" svg:x="19.9cm" svg:y="7.338cm">
            <draw:text-box>
              <text:p>Y</text:p>
            </draw:text-box>
          </draw:frame>
          <draw:frame draw:style-name="gr15" draw:layer="layout" svg:width="0.853cm" svg:height="0.962cm" svg:x="21.321cm" svg:y="10.8cm">
            <draw:text-box>
              <text:p>0</text:p>
            </draw:text-box>
          </draw:frame>
          <draw:frame draw:style-name="gr15" draw:layer="layout" svg:width="0.853cm" svg:height="0.962cm" svg:x="21.304cm" svg:y="9.6cm">
            <draw:text-box>
              <text:p>1</text:p>
            </draw:text-box>
          </draw:frame>
          <draw:frame draw:style-name="gr15" draw:layer="layout" svg:width="0.853cm" svg:height="0.962cm" svg:x="21.288cm" svg:y="8.4cm">
            <draw:text-box>
              <text:p>2</text:p>
            </draw:text-box>
          </draw:frame>
          <draw:frame draw:style-name="gr15" draw:layer="layout" svg:width="0.853cm" svg:height="0.962cm" svg:x="21.271cm" svg:y="7.338cm">
            <draw:text-box>
              <text:p>3</text:p>
            </draw:text-box>
          </draw:frame>
          <draw:frame draw:style-name="gr15" draw:layer="layout" svg:width="0.853cm" svg:height="0.962cm" svg:x="21.221cm" svg:y="6.438cm">
            <draw:text-box>
              <text:p>4</text:p>
            </draw:text-box>
          </draw:frame>
          <draw:frame draw:style-name="gr15" draw:layer="layout" svg:width="0.853cm" svg:height="0.962cm" svg:x="21.254cm" svg:y="5.5cm">
            <draw:text-box>
              <text:p>5</text:p>
            </draw:text-box>
          </draw:frame>
          <draw:frame draw:style-name="gr15" draw:layer="layout" svg:width="0.853cm" svg:height="0.962cm" svg:x="21.238cm" svg:y="4.5cm">
            <draw:text-box>
              <text:p>6</text:p>
            </draw:text-box>
          </draw:frame>
          <draw:frame draw:style-name="gr15" draw:layer="layout" svg:width="0.853cm" svg:height="0.962cm" svg:x="22.568cm" svg:y="10.9cm">
            <draw:text-box>
              <text:p>1</text:p>
            </draw:text-box>
          </draw:frame>
          <draw:frame draw:style-name="gr15" draw:layer="layout" svg:width="0.853cm" svg:height="0.962cm" svg:x="23.568cm" svg:y="10.883cm">
            <draw:text-box>
              <text:p>2</text:p>
            </draw:text-box>
          </draw:frame>
          <draw:frame draw:style-name="gr15" draw:layer="layout" svg:width="0.853cm" svg:height="0.962cm" svg:x="24.568cm" svg:y="10.867cm">
            <draw:text-box>
              <text:p>3</text:p>
            </draw:text-box>
          </draw:frame>
          <draw:frame draw:style-name="gr15" draw:layer="layout" svg:width="0.853cm" svg:height="0.962cm" svg:x="25.521cm" svg:y="10.85cm">
            <draw:text-box>
              <text:p>4</text:p>
            </draw:text-box>
          </draw:frame>
          <draw:frame draw:style-name="gr15" draw:layer="layout" svg:width="0.853cm" svg:height="0.962cm" svg:x="26.568cm" svg:y="10.833cm">
            <draw:text-box>
              <text:p>5</text:p>
            </draw:text-box>
          </draw:frame>
          <draw:frame draw:style-name="gr15" draw:layer="layout" svg:width="0.853cm" svg:height="0.962cm" svg:x="27.621cm" svg:y="10.817cm">
            <draw:text-box>
              <text:p>6</text:p>
            </draw:text-box>
          </draw:frame>
          <draw:frame draw:style-name="gr23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12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cm" svg:y1="4cm" svg:x2="32cm" svg:y2="11cm">
            <text:p/>
          </draw:line>
          <draw:line draw:style-name="gr5" draw:text-style-name="P2" draw:layer="layout" svg:x1="39cm" svg:y1="11cm" svg:x2="32cm" svg:y2="11cm">
            <text:p/>
          </draw:line>
          <draw:frame draw:style-name="gr14" draw:layer="layout" svg:width="0.925cm" svg:height="0.962cm" svg:x="35.979cm" svg:y="12.138cm">
            <draw:text-box>
              <text:p>X</text:p>
            </draw:text-box>
          </draw:frame>
          <draw:frame draw:style-name="gr14" draw:layer="layout" svg:width="0.925cm" svg:height="0.962cm" svg:x="29.879cm" svg:y="7.338cm">
            <draw:text-box>
              <text:p>Y</text:p>
            </draw:text-box>
          </draw:frame>
          <draw:frame draw:style-name="gr15" draw:layer="layout" svg:width="0.853cm" svg:height="0.962cm" svg:x="31.3cm" svg:y="10.8cm">
            <draw:text-box>
              <text:p>0</text:p>
            </draw:text-box>
          </draw:frame>
          <draw:frame draw:style-name="gr15" draw:layer="layout" svg:width="0.853cm" svg:height="0.962cm" svg:x="31.283cm" svg:y="9.6cm">
            <draw:text-box>
              <text:p>1</text:p>
            </draw:text-box>
          </draw:frame>
          <draw:frame draw:style-name="gr15" draw:layer="layout" svg:width="0.853cm" svg:height="0.962cm" svg:x="31.267cm" svg:y="8.4cm">
            <draw:text-box>
              <text:p>2</text:p>
            </draw:text-box>
          </draw:frame>
          <draw:frame draw:style-name="gr15" draw:layer="layout" svg:width="0.853cm" svg:height="0.962cm" svg:x="31.25cm" svg:y="7.338cm">
            <draw:text-box>
              <text:p>3</text:p>
            </draw:text-box>
          </draw:frame>
          <draw:frame draw:style-name="gr15" draw:layer="layout" svg:width="0.853cm" svg:height="0.962cm" svg:x="31.2cm" svg:y="6.438cm">
            <draw:text-box>
              <text:p>4</text:p>
            </draw:text-box>
          </draw:frame>
          <draw:frame draw:style-name="gr15" draw:layer="layout" svg:width="0.853cm" svg:height="0.962cm" svg:x="31.233cm" svg:y="5.5cm">
            <draw:text-box>
              <text:p>5</text:p>
            </draw:text-box>
          </draw:frame>
          <draw:frame draw:style-name="gr15" draw:layer="layout" svg:width="0.853cm" svg:height="0.962cm" svg:x="31.217cm" svg:y="4.5cm">
            <draw:text-box>
              <text:p>6</text:p>
            </draw:text-box>
          </draw:frame>
          <draw:frame draw:style-name="gr15" draw:layer="layout" svg:width="0.853cm" svg:height="0.962cm" svg:x="32.547cm" svg:y="10.9cm">
            <draw:text-box>
              <text:p>1</text:p>
            </draw:text-box>
          </draw:frame>
          <draw:frame draw:style-name="gr15" draw:layer="layout" svg:width="0.853cm" svg:height="0.962cm" svg:x="33.547cm" svg:y="10.883cm">
            <draw:text-box>
              <text:p>2</text:p>
            </draw:text-box>
          </draw:frame>
          <draw:frame draw:style-name="gr15" draw:layer="layout" svg:width="0.853cm" svg:height="0.962cm" svg:x="34.547cm" svg:y="10.867cm">
            <draw:text-box>
              <text:p>3</text:p>
            </draw:text-box>
          </draw:frame>
          <draw:frame draw:style-name="gr15" draw:layer="layout" svg:width="0.853cm" svg:height="0.962cm" svg:x="35.5cm" svg:y="10.85cm">
            <draw:text-box>
              <text:p>4</text:p>
            </draw:text-box>
          </draw:frame>
          <draw:frame draw:style-name="gr15" draw:layer="layout" svg:width="0.853cm" svg:height="0.962cm" svg:x="36.547cm" svg:y="10.833cm">
            <draw:text-box>
              <text:p>5</text:p>
            </draw:text-box>
          </draw:frame>
          <draw:frame draw:style-name="gr15" draw:layer="layout" svg:width="0.853cm" svg:height="0.962cm" svg:x="37.6cm" svg:y="10.817cm">
            <draw:text-box>
              <text:p>6</text:p>
            </draw:text-box>
          </draw:frame>
          <draw:frame draw:style-name="gr24" draw:layer="layout" svg:width="4.761cm" svg:height="0.962cm" svg:x="32.679cm" svg:y="4.7cm">
            <draw:text-box>
              <text:p>Enclosing case</text:p>
            </draw:text-box>
          </draw:frame>
          <draw:custom-shape draw:style-name="gr13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.001cm" svg:y1="14cm" svg:x2="32.001cm" svg:y2="21cm">
            <text:p/>
          </draw:line>
          <draw:line draw:style-name="gr5" draw:text-style-name="P2" draw:layer="layout" svg:x1="39.001cm" svg:y1="21cm" svg:x2="32.001cm" svg:y2="21cm">
            <text:p/>
          </draw:line>
          <draw:frame draw:style-name="gr14" draw:layer="layout" svg:width="0.925cm" svg:height="0.962cm" svg:x="35.98cm" svg:y="22.138cm">
            <draw:text-box>
              <text:p>X</text:p>
            </draw:text-box>
          </draw:frame>
          <draw:frame draw:style-name="gr14" draw:layer="layout" svg:width="0.925cm" svg:height="0.962cm" svg:x="29.88cm" svg:y="17.338cm">
            <draw:text-box>
              <text:p>Y</text:p>
            </draw:text-box>
          </draw:frame>
          <draw:frame draw:style-name="gr15" draw:layer="layout" svg:width="0.853cm" svg:height="0.962cm" svg:x="31.301cm" svg:y="20.8cm">
            <draw:text-box>
              <text:p>0</text:p>
            </draw:text-box>
          </draw:frame>
          <draw:frame draw:style-name="gr15" draw:layer="layout" svg:width="0.853cm" svg:height="0.962cm" svg:x="31.284cm" svg:y="19.6cm">
            <draw:text-box>
              <text:p>1</text:p>
            </draw:text-box>
          </draw:frame>
          <draw:frame draw:style-name="gr15" draw:layer="layout" svg:width="0.853cm" svg:height="0.962cm" svg:x="31.268cm" svg:y="18.4cm">
            <draw:text-box>
              <text:p>2</text:p>
            </draw:text-box>
          </draw:frame>
          <draw:frame draw:style-name="gr15" draw:layer="layout" svg:width="0.853cm" svg:height="0.962cm" svg:x="31.251cm" svg:y="17.338cm">
            <draw:text-box>
              <text:p>3</text:p>
            </draw:text-box>
          </draw:frame>
          <draw:frame draw:style-name="gr15" draw:layer="layout" svg:width="0.853cm" svg:height="0.962cm" svg:x="31.201cm" svg:y="16.438cm">
            <draw:text-box>
              <text:p>4</text:p>
            </draw:text-box>
          </draw:frame>
          <draw:frame draw:style-name="gr15" draw:layer="layout" svg:width="0.853cm" svg:height="0.962cm" svg:x="31.234cm" svg:y="15.5cm">
            <draw:text-box>
              <text:p>5</text:p>
            </draw:text-box>
          </draw:frame>
          <draw:frame draw:style-name="gr15" draw:layer="layout" svg:width="0.853cm" svg:height="0.962cm" svg:x="31.218cm" svg:y="14.5cm">
            <draw:text-box>
              <text:p>6</text:p>
            </draw:text-box>
          </draw:frame>
          <draw:frame draw:style-name="gr15" draw:layer="layout" svg:width="0.853cm" svg:height="0.962cm" svg:x="32.548cm" svg:y="20.9cm">
            <draw:text-box>
              <text:p>1</text:p>
            </draw:text-box>
          </draw:frame>
          <draw:frame draw:style-name="gr15" draw:layer="layout" svg:width="0.853cm" svg:height="0.962cm" svg:x="33.548cm" svg:y="20.883cm">
            <draw:text-box>
              <text:p>2</text:p>
            </draw:text-box>
          </draw:frame>
          <draw:frame draw:style-name="gr15" draw:layer="layout" svg:width="0.853cm" svg:height="0.962cm" svg:x="34.548cm" svg:y="20.867cm">
            <draw:text-box>
              <text:p>3</text:p>
            </draw:text-box>
          </draw:frame>
          <draw:frame draw:style-name="gr15" draw:layer="layout" svg:width="0.853cm" svg:height="0.962cm" svg:x="35.501cm" svg:y="20.85cm">
            <draw:text-box>
              <text:p>4</text:p>
            </draw:text-box>
          </draw:frame>
          <draw:frame draw:style-name="gr15" draw:layer="layout" svg:width="0.853cm" svg:height="0.962cm" svg:x="36.548cm" svg:y="20.833cm">
            <draw:text-box>
              <text:p>5</text:p>
            </draw:text-box>
          </draw:frame>
          <draw:frame draw:style-name="gr15" draw:layer="layout" svg:width="0.853cm" svg:height="0.962cm" svg:x="37.601cm" svg:y="20.817cm">
            <draw:text-box>
              <text:p>6</text:p>
            </draw:text-box>
          </draw:frame>
          <draw:frame draw:style-name="gr25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26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7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8" draw:layer="layout" svg:width="19.513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29" draw:layer="layout" svg:width="15.071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0" draw:layer="layout" svg:width="13.291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29" draw:layer="layout" svg:width="15.071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1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setKDOP function in KDOP class</text:span></text:p>
              </text:list-item>
              <text:list-item>
                <text:p><text:span text:style-name="T3">Implement updateTree() function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g>
          <draw:custom-shape draw:style-name="gr4" draw:text-style-name="P2" xml:id="id62" draw:id="id62" draw:layer="layout" svg:width="0.667cm" svg:height="0.667cm" svg:x="3.956cm" svg:y="15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3" draw:id="id63" draw:layer="layout" svg:width="0.763cm" svg:height="0.763cm" svg:x="3.002cm" svg:y="17.2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29cm" svg:y1="15.775cm" svg:x2="3.384cm" svg:y2="17.205cm" draw:start-shape="id62" draw:start-glue-point="8" draw:end-shape="id63" draw:end-glue-point="4" svg:d="M4290 15775l-906 1430" svg:viewBox="0 0 907 1431">
            <text:p/>
          </draw:connector>
          <draw:frame draw:style-name="gr6" draw:layer="layout" svg:width="6.805cm" svg:height="0.962cm" svg:x="1cm" svg:y="18.731cm">
            <draw:text-box>
              <text:p>1 leaf – 1 depth1 node</text:p>
            </draw:text-box>
          </draw:frame>
          <draw:custom-shape draw:style-name="gr32" draw:text-style-name="P2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5" draw:id="id65" draw:layer="layout" svg:width="0.763cm" svg:height="0.762cm" svg:x="9.677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0.059cm" svg:y2="17.301cm" draw:start-shape="id64" draw:start-glue-point="8" draw:end-shape="id65" draw:end-glue-point="4" svg:d="M11536 15870l-1477 1431" svg:viewBox="0 0 1478 1432">
            <text:p/>
          </draw:connector>
          <draw:custom-shape draw:style-name="gr4" draw:text-style-name="P2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1.043cm" svg:y2="17.301cm" draw:start-shape="id64" draw:start-glue-point="8" draw:end-shape="id66" draw:end-glue-point="4" svg:d="M11536 15870l-493 1431" svg:viewBox="0 0 494 1432">
            <text:p/>
          </draw:connector>
          <draw:custom-shape draw:style-name="gr4" draw:text-style-name="P2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2.029cm" svg:y2="17.301cm" draw:start-shape="id64" draw:start-glue-point="8" draw:end-shape="id67" draw:end-glue-point="4" svg:d="M11536 15870l493 1431" svg:viewBox="0 0 494 1432">
            <text:p/>
          </draw:connector>
          <draw:custom-shape draw:style-name="gr4" draw:text-style-name="P2" xml:id="id68" draw:id="id68" draw:layer="layout" svg:width="0.762cm" svg:height="0.762cm" svg:x="12.633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3.014cm" svg:y2="17.301cm" draw:start-shape="id64" draw:start-glue-point="8" draw:end-shape="id68" draw:end-glue-point="4" svg:d="M11536 15870l1478 1431" svg:viewBox="0 0 1479 1432">
            <text:p/>
          </draw:connector>
          <draw:frame draw:style-name="gr7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32" draw:text-style-name="P2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9" draw:id="id69" draw:layer="layout" svg:width="0.668cm" svg:height="0.668cm" svg:x="20.635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0" draw:id="id70" draw:layer="layout" svg:width="0.762cm" svg:height="0.763cm" svg:x="19.11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19.491cm" svg:y2="17.051cm" draw:start-shape="id69" draw:start-glue-point="8" draw:end-shape="id70" draw:end-glue-point="4" svg:d="M20969 15621l-1478 1430" svg:viewBox="0 0 1479 1431">
            <text:p/>
          </draw:connector>
          <draw:custom-shape draw:style-name="gr4" draw:text-style-name="P2" xml:id="id71" draw:id="id71" draw:layer="layout" svg:width="0.762cm" svg:height="0.763cm" svg:x="20.09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0.476cm" svg:y2="17.051cm" draw:start-shape="id69" draw:start-glue-point="8" draw:end-shape="id71" draw:end-glue-point="4" svg:d="M20969 15621l-493 1430" svg:viewBox="0 0 494 1431">
            <text:p/>
          </draw:connector>
          <draw:custom-shape draw:style-name="gr4" draw:text-style-name="P2" xml:id="id72" draw:id="id72" draw:layer="layout" svg:width="0.763cm" svg:height="0.763cm" svg:x="21.08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1.462cm" svg:y2="17.051cm" draw:start-shape="id69" draw:start-glue-point="8" draw:end-shape="id72" draw:end-glue-point="4" svg:d="M20969 15621l493 1430" svg:viewBox="0 0 494 1431">
            <text:p/>
          </draw:connector>
          <draw:custom-shape draw:style-name="gr4" draw:text-style-name="P2" xml:id="id73" draw:id="id73" draw:layer="layout" svg:width="0.763cm" svg:height="0.763cm" svg:x="22.06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2.447cm" svg:y2="17.051cm" draw:start-shape="id69" draw:start-glue-point="8" draw:end-shape="id73" draw:end-glue-point="4" svg:d="M20969 15621l1478 1430" svg:viewBox="0 0 1479 1431">
            <text:p/>
          </draw:connector>
          <draw:custom-shape draw:style-name="gr4" draw:text-style-name="P2" xml:id="id74" draw:id="id74" draw:layer="layout" svg:width="0.667cm" svg:height="0.667cm" svg:x="21.732cm" svg:y="13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5" draw:id="id75" draw:layer="layout" svg:width="0.668cm" svg:height="0.668cm" svg:x="22.828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2.066cm" svg:y1="14.19cm" svg:x2="20.969cm" svg:y2="14.953cm" draw:start-shape="id74" draw:start-glue-point="8" draw:end-shape="id69" draw:end-glue-point="4" svg:d="M22066 14190l-1097 763" svg:viewBox="0 0 1098 764">
            <text:p/>
          </draw:connector>
          <draw:connector draw:style-name="gr5" draw:text-style-name="P2" draw:layer="layout" draw:type="line" svg:x1="22.066cm" svg:y1="14.19cm" svg:x2="23.162cm" svg:y2="14.953cm" draw:start-shape="id74" draw:start-glue-point="8" draw:end-shape="id75" draw:end-glue-point="4" svg:d="M22066 14190l1096 763" svg:viewBox="0 0 1097 764">
            <text:p/>
          </draw:connector>
          <draw:frame draw:style-name="gr8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2" xml:id="id76" draw:id="id76" draw:layer="layout" svg:width="0.762cm" svg:height="0.763cm" svg:x="23.496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877cm" svg:y1="17.051cm" svg:x2="23.162cm" svg:y2="15.621cm" draw:start-shape="id76" draw:start-glue-point="4" draw:end-shape="id75" draw:end-glue-point="8" svg:d="M23877 17051l-715-1430" svg:viewBox="0 0 716 1431">
            <text:p/>
          </draw:connector>
          <draw:custom-shape draw:style-name="gr32" draw:text-style-name="P2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77" draw:id="id77" draw:layer="layout" svg:width="0.667cm" svg:height="0.667cm" svg:x="2.5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8" draw:id="id78" draw:layer="layout" svg:width="0.763cm" svg:height="0.763cm" svg:x="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1.382cm" svg:y2="24.928cm" draw:start-shape="id77" draw:start-glue-point="8" draw:end-shape="id78" draw:end-glue-point="4" svg:d="M2860 23498l-1478 1430" svg:viewBox="0 0 1479 1431">
            <text:p/>
          </draw:connector>
          <draw:custom-shape draw:style-name="gr4" draw:text-style-name="P2" xml:id="id79" draw:id="id79" draw:layer="layout" svg:width="0.763cm" svg:height="0.763cm" svg:x="2.01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2.399cm" svg:y2="24.928cm" draw:start-shape="id77" draw:start-glue-point="8" draw:end-shape="id79" draw:end-glue-point="4" svg:d="M2860 23498l-461 1430" svg:viewBox="0 0 462 1431">
            <text:p/>
          </draw:connector>
          <draw:custom-shape draw:style-name="gr4" draw:text-style-name="P2" xml:id="id80" draw:id="id80" draw:layer="layout" svg:width="0.763cm" svg:height="0.763cm" svg:x="3.03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3.416cm" svg:y2="24.928cm" draw:start-shape="id77" draw:start-glue-point="8" draw:end-shape="id80" draw:end-glue-point="4" svg:d="M2860 23498l556 1430" svg:viewBox="0 0 557 1431">
            <text:p/>
          </draw:connector>
          <draw:custom-shape draw:style-name="gr4" draw:text-style-name="P2" xml:id="id81" draw:id="id81" draw:layer="layout" svg:width="0.763cm" svg:height="0.763cm" svg:x="4.05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4.433cm" svg:y2="24.928cm" draw:start-shape="id77" draw:start-glue-point="8" draw:end-shape="id81" draw:end-glue-point="4" svg:d="M2860 23498l1573 1430" svg:viewBox="0 0 1574 1431">
            <text:p/>
          </draw:connector>
          <draw:custom-shape draw:style-name="gr4" draw:text-style-name="P2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3" draw:id="id83" draw:layer="layout" svg:width="0.762cm" svg:height="0.763cm" svg:x="5.069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5.45cm" svg:y2="24.928cm" draw:start-shape="id82" draw:start-glue-point="8" draw:end-shape="id83" draw:end-glue-point="4" svg:d="M6960 23498l-1510 1430" svg:viewBox="0 0 1511 1431">
            <text:p/>
          </draw:connector>
          <draw:custom-shape draw:style-name="gr4" draw:text-style-name="P2" xml:id="id84" draw:id="id84" draw:layer="layout" svg:width="0.763cm" svg:height="0.763cm" svg:x="6.08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6.467cm" svg:y2="24.928cm" draw:start-shape="id82" draw:start-glue-point="8" draw:end-shape="id84" draw:end-glue-point="4" svg:d="M6960 23498l-493 1430" svg:viewBox="0 0 494 1431">
            <text:p/>
          </draw:connector>
          <draw:custom-shape draw:style-name="gr4" draw:text-style-name="P2" xml:id="id85" draw:id="id85" draw:layer="layout" svg:width="0.763cm" svg:height="0.763cm" svg:x="7.10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7.484cm" svg:y2="24.928cm" draw:start-shape="id82" draw:start-glue-point="8" draw:end-shape="id85" draw:end-glue-point="4" svg:d="M6960 23498l524 1430" svg:viewBox="0 0 525 1431">
            <text:p/>
          </draw:connector>
          <draw:custom-shape draw:style-name="gr4" draw:text-style-name="P2" xml:id="id86" draw:id="id86" draw:layer="layout" svg:width="0.762cm" svg:height="0.763cm" svg:x="8.1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8.501cm" svg:y2="24.928cm" draw:start-shape="id82" draw:start-glue-point="8" draw:end-shape="id86" draw:end-glue-point="4" svg:d="M6960 23498l1541 1430" svg:viewBox="0 0 1542 1431">
            <text:p/>
          </draw:connector>
          <draw:custom-shape draw:style-name="gr4" draw:text-style-name="P2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8" draw:id="id88" draw:layer="layout" svg:width="0.763cm" svg:height="0.763cm" svg:x="9.13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9.518cm" svg:y2="24.928cm" draw:start-shape="id87" draw:start-glue-point="8" draw:end-shape="id88" draw:end-glue-point="4" svg:d="M11060 23498l-1542 1430" svg:viewBox="0 0 1543 1431">
            <text:p/>
          </draw:connector>
          <draw:custom-shape draw:style-name="gr4" draw:text-style-name="P2" xml:id="id89" draw:id="id89" draw:layer="layout" svg:width="0.763cm" svg:height="0.763cm" svg:x="10.15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0.535cm" svg:y2="24.928cm" draw:start-shape="id87" draw:start-glue-point="8" draw:end-shape="id89" draw:end-glue-point="4" svg:d="M11060 23498l-525 1430" svg:viewBox="0 0 526 1431">
            <text:p/>
          </draw:connector>
          <draw:custom-shape draw:style-name="gr4" draw:text-style-name="P2" xml:id="id90" draw:id="id90" draw:layer="layout" svg:width="0.763cm" svg:height="0.763cm" svg:x="11.1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1.553cm" svg:y2="24.928cm" draw:start-shape="id87" draw:start-glue-point="8" draw:end-shape="id90" draw:end-glue-point="4" svg:d="M11060 23498l493 1430" svg:viewBox="0 0 494 1431">
            <text:p/>
          </draw:connector>
          <draw:custom-shape draw:style-name="gr4" draw:text-style-name="P2" xml:id="id91" draw:id="id91" draw:layer="layout" svg:width="0.763cm" svg:height="0.763cm" svg:x="12.18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2.569cm" svg:y2="24.928cm" draw:start-shape="id87" draw:start-glue-point="8" draw:end-shape="id91" draw:end-glue-point="4" svg:d="M11060 23498l1509 1430" svg:viewBox="0 0 1510 1431">
            <text:p/>
          </draw:connector>
          <draw:custom-shape draw:style-name="gr4" draw:text-style-name="P2" xml:id="id92" draw:id="id92" draw:layer="layout" svg:width="0.667cm" svg:height="0.667cm" svg:x="14.8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3" draw:id="id93" draw:layer="layout" svg:width="0.762cm" svg:height="0.763cm" svg:x="13.20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3.586cm" svg:y2="24.928cm" draw:start-shape="id92" draw:start-glue-point="8" draw:end-shape="id93" draw:end-glue-point="4" svg:d="M15160 23498l-1574 1430" svg:viewBox="0 0 1575 1431">
            <text:p/>
          </draw:connector>
          <draw:custom-shape draw:style-name="gr4" draw:text-style-name="P2" xml:id="id94" draw:id="id94" draw:layer="layout" svg:width="0.763cm" svg:height="0.763cm" svg:x="14.2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4.604cm" svg:y2="24.928cm" draw:start-shape="id92" draw:start-glue-point="8" draw:end-shape="id94" draw:end-glue-point="4" svg:d="M15160 23498l-556 1430" svg:viewBox="0 0 557 1431">
            <text:p/>
          </draw:connector>
          <draw:custom-shape draw:style-name="gr4" draw:text-style-name="P2" xml:id="id95" draw:id="id95" draw:layer="layout" svg:width="0.763cm" svg:height="0.763cm" svg:x="15.23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5.62cm" svg:y2="24.928cm" draw:start-shape="id92" draw:start-glue-point="8" draw:end-shape="id95" draw:end-glue-point="4" svg:d="M15160 23498l460 1430" svg:viewBox="0 0 461 1431">
            <text:p/>
          </draw:connector>
          <draw:custom-shape draw:style-name="gr4" draw:text-style-name="P2" xml:id="id96" draw:id="id96" draw:layer="layout" svg:width="0.763cm" svg:height="0.763cm" svg:x="16.25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6.638cm" svg:y2="24.928cm" draw:start-shape="id92" draw:start-glue-point="8" draw:end-shape="id96" draw:end-glue-point="4" svg:d="M15160 23498l1478 1430" svg:viewBox="0 0 1479 1431">
            <text:p/>
          </draw:connector>
          <draw:connector draw:style-name="gr5" draw:text-style-name="P2" draw:layer="layout" draw:type="line" svg:x1="9.057cm" svg:y1="21.115cm" svg:x2="2.86cm" svg:y2="22.831cm" draw:start-shape="id97" draw:start-glue-point="8" draw:end-shape="id77" draw:end-glue-point="4" svg:d="M9057 21115l-6197 1716" svg:viewBox="0 0 6198 1717">
            <text:p/>
          </draw:connector>
          <draw:connector draw:style-name="gr5" draw:text-style-name="P2" draw:layer="layout" draw:type="line" svg:x1="9.057cm" svg:y1="21.115cm" svg:x2="6.96cm" svg:y2="22.831cm" draw:start-shape="id97" draw:start-glue-point="8" draw:end-shape="id82" draw:end-glue-point="4" svg:d="M9057 21115l-2097 1716" svg:viewBox="0 0 2098 1717">
            <text:p/>
          </draw:connector>
          <draw:connector draw:style-name="gr5" draw:text-style-name="P2" draw:layer="layout" draw:type="line" svg:x1="9.057cm" svg:y1="21.115cm" svg:x2="11.06cm" svg:y2="22.831cm" draw:start-shape="id97" draw:start-glue-point="8" draw:end-shape="id87" draw:end-glue-point="4" svg:d="M9057 21115l2003 1716" svg:viewBox="0 0 2004 1717">
            <text:p/>
          </draw:connector>
          <draw:connector draw:style-name="gr5" draw:text-style-name="P2" draw:layer="layout" draw:type="line" svg:x1="9.057cm" svg:y1="21.115cm" svg:x2="15.16cm" svg:y2="22.831cm" draw:start-shape="id97" draw:start-glue-point="8" draw:end-shape="id92" draw:end-glue-point="4" svg:d="M9057 21115l6103 1716" svg:viewBox="0 0 6104 1717">
            <text:p/>
          </draw:connector>
          <draw:frame draw:style-name="gr9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32" draw:text-style-name="P2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98" draw:id="id98" draw:layer="layout" svg:width="0.667cm" svg:height="0.667cm" svg:x="19.212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9" draw:id="id99" draw:layer="layout" svg:width="0.763cm" svg:height="0.763cm" svg:x="17.68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8.068cm" svg:y2="24.928cm" draw:start-shape="id98" draw:start-glue-point="8" draw:end-shape="id99" draw:end-glue-point="4" svg:d="M19546 23498l-1478 1430" svg:viewBox="0 0 1479 1431">
            <text:p/>
          </draw:connector>
          <draw:custom-shape draw:style-name="gr4" draw:text-style-name="P2" xml:id="id100" draw:id="id100" draw:layer="layout" svg:width="0.763cm" svg:height="0.763cm" svg:x="18.70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9.085cm" svg:y2="24.928cm" draw:start-shape="id98" draw:start-glue-point="8" draw:end-shape="id100" draw:end-glue-point="4" svg:d="M19546 23498l-461 1430" svg:viewBox="0 0 462 1431">
            <text:p/>
          </draw:connector>
          <draw:custom-shape draw:style-name="gr4" draw:text-style-name="P2" xml:id="id101" draw:id="id101" draw:layer="layout" svg:width="0.763cm" svg:height="0.763cm" svg:x="19.7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0.102cm" svg:y2="24.928cm" draw:start-shape="id98" draw:start-glue-point="8" draw:end-shape="id101" draw:end-glue-point="4" svg:d="M19546 23498l556 1430" svg:viewBox="0 0 557 1431">
            <text:p/>
          </draw:connector>
          <draw:custom-shape draw:style-name="gr4" draw:text-style-name="P2" xml:id="id102" draw:id="id102" draw:layer="layout" svg:width="0.763cm" svg:height="0.763cm" svg:x="20.73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1.119cm" svg:y2="24.928cm" draw:start-shape="id98" draw:start-glue-point="8" draw:end-shape="id102" draw:end-glue-point="4" svg:d="M19546 23498l1573 1430" svg:viewBox="0 0 1574 1431">
            <text:p/>
          </draw:connector>
          <draw:custom-shape draw:style-name="gr4" draw:text-style-name="P2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4" draw:id="id104" draw:layer="layout" svg:width="0.762cm" svg:height="0.763cm" svg:x="21.75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2.136cm" svg:y2="24.928cm" draw:start-shape="id103" draw:start-glue-point="8" draw:end-shape="id104" draw:end-glue-point="4" svg:d="M23669 23498l-1533 1430" svg:viewBox="0 0 1534 1431">
            <text:p/>
          </draw:connector>
          <draw:custom-shape draw:style-name="gr4" draw:text-style-name="P2" xml:id="id105" draw:id="id105" draw:layer="layout" svg:width="0.763cm" svg:height="0.763cm" svg:x="22.7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3.153cm" svg:y2="24.928cm" draw:start-shape="id103" draw:start-glue-point="8" draw:end-shape="id105" draw:end-glue-point="4" svg:d="M23669 23498l-516 1430" svg:viewBox="0 0 517 1431">
            <text:p/>
          </draw:connector>
          <draw:custom-shape draw:style-name="gr4" draw:text-style-name="P2" xml:id="id106" draw:id="id106" draw:layer="layout" svg:width="0.763cm" svg:height="0.763cm" svg:x="23.78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4.17cm" svg:y2="24.928cm" draw:start-shape="id103" draw:start-glue-point="8" draw:end-shape="id106" draw:end-glue-point="4" svg:d="M23669 23498l501 1430" svg:viewBox="0 0 502 1431">
            <text:p/>
          </draw:connector>
          <draw:custom-shape draw:style-name="gr4" draw:text-style-name="P2" xml:id="id107" draw:id="id107" draw:layer="layout" svg:width="0.763cm" svg:height="0.763cm" svg:x="24.80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5.188cm" svg:y2="24.928cm" draw:start-shape="id103" draw:start-glue-point="8" draw:end-shape="id107" draw:end-glue-point="4" svg:d="M23669 23498l1519 1430" svg:viewBox="0 0 1520 1431">
            <text:p/>
          </draw:connector>
          <draw:custom-shape draw:style-name="gr4" draw:text-style-name="P2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9" draw:id="id109" draw:layer="layout" svg:width="0.763cm" svg:height="0.763cm" svg:x="25.8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6.204cm" svg:y2="24.928cm" draw:start-shape="id108" draw:start-glue-point="8" draw:end-shape="id109" draw:end-glue-point="4" svg:d="M27793 23498l-1589 1430" svg:viewBox="0 0 1590 1431">
            <text:p/>
          </draw:connector>
          <draw:custom-shape draw:style-name="gr4" draw:text-style-name="P2" xml:id="id110" draw:id="id110" draw:layer="layout" svg:width="0.762cm" svg:height="0.763cm" svg:x="26.8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7.221cm" svg:y2="24.928cm" draw:start-shape="id108" draw:start-glue-point="8" draw:end-shape="id110" draw:end-glue-point="4" svg:d="M27793 23498l-572 1430" svg:viewBox="0 0 573 1431">
            <text:p/>
          </draw:connector>
          <draw:custom-shape draw:style-name="gr4" draw:text-style-name="P2" xml:id="id111" draw:id="id111" draw:layer="layout" svg:width="0.763cm" svg:height="0.763cm" svg:x="27.85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8.239cm" svg:y2="24.928cm" draw:start-shape="id108" draw:start-glue-point="8" draw:end-shape="id111" draw:end-glue-point="4" svg:d="M27793 23498l446 1430" svg:viewBox="0 0 447 1431">
            <text:p/>
          </draw:connector>
          <draw:custom-shape draw:style-name="gr4" draw:text-style-name="P2" xml:id="id112" draw:id="id112" draw:layer="layout" svg:width="0.763cm" svg:height="0.763cm" svg:x="28.87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9.255cm" svg:y2="24.928cm" draw:start-shape="id108" draw:start-glue-point="8" draw:end-shape="id112" draw:end-glue-point="4" svg:d="M27793 23498l1462 1430" svg:viewBox="0 0 1463 1431">
            <text:p/>
          </draw:connector>
          <draw:custom-shape draw:style-name="gr4" draw:text-style-name="P2" xml:id="id113" draw:id="id113" draw:layer="layout" svg:width="0.668cm" svg:height="0.667cm" svg:x="31.583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4" draw:id="id114" draw:layer="layout" svg:width="0.762cm" svg:height="0.763cm" svg:x="29.89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0.272cm" svg:y2="24.928cm" draw:start-shape="id113" draw:start-glue-point="8" draw:end-shape="id114" draw:end-glue-point="4" svg:d="M31917 23498l-1645 1430" svg:viewBox="0 0 1646 1431">
            <text:p/>
          </draw:connector>
          <draw:custom-shape draw:style-name="gr4" draw:text-style-name="P2" xml:id="id115" draw:id="id115" draw:layer="layout" svg:width="0.763cm" svg:height="0.763cm" svg:x="30.90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1.29cm" svg:y2="24.928cm" draw:start-shape="id113" draw:start-glue-point="8" draw:end-shape="id115" draw:end-glue-point="4" svg:d="M31917 23498l-627 1430" svg:viewBox="0 0 628 1431">
            <text:p/>
          </draw:connector>
          <draw:custom-shape draw:style-name="gr4" draw:text-style-name="P2" xml:id="id116" draw:id="id116" draw:layer="layout" svg:width="0.763cm" svg:height="0.763cm" svg:x="31.92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2.306cm" svg:y2="24.928cm" draw:start-shape="id113" draw:start-glue-point="8" draw:end-shape="id116" draw:end-glue-point="4" svg:d="M31917 23498l389 1430" svg:viewBox="0 0 390 1431">
            <text:p/>
          </draw:connector>
          <draw:custom-shape draw:style-name="gr4" draw:text-style-name="P2" xml:id="id117" draw:id="id117" draw:layer="layout" svg:width="0.763cm" svg:height="0.763cm" svg:x="32.94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3.324cm" svg:y2="24.928cm" draw:start-shape="id113" draw:start-glue-point="8" draw:end-shape="id117" draw:end-glue-point="4" svg:d="M31917 23498l1407 1430" svg:viewBox="0 0 1408 1431">
            <text:p/>
          </draw:connector>
          <draw:connector draw:style-name="gr5" draw:text-style-name="P2" draw:layer="layout" draw:type="line" svg:x1="25.743cm" svg:y1="21.115cm" svg:x2="19.546cm" svg:y2="22.831cm" draw:start-shape="id118" draw:start-glue-point="8" draw:end-shape="id98" draw:end-glue-point="4" svg:d="M25743 21115l-6197 1716" svg:viewBox="0 0 6198 1717">
            <text:p/>
          </draw:connector>
          <draw:connector draw:style-name="gr5" draw:text-style-name="P2" draw:layer="layout" draw:type="line" svg:x1="25.743cm" svg:y1="21.115cm" svg:x2="23.669cm" svg:y2="22.831cm" draw:start-shape="id118" draw:start-glue-point="8" draw:end-shape="id103" draw:end-glue-point="4" svg:d="M25743 21115l-2074 1716" svg:viewBox="0 0 2075 1717">
            <text:p/>
          </draw:connector>
          <draw:connector draw:style-name="gr5" draw:text-style-name="P2" draw:layer="layout" draw:type="line" svg:x1="25.743cm" svg:y1="21.115cm" svg:x2="27.793cm" svg:y2="22.831cm" draw:start-shape="id118" draw:start-glue-point="8" draw:end-shape="id108" draw:end-glue-point="4" svg:d="M25743 21115l2050 1716" svg:viewBox="0 0 2051 1717">
            <text:p/>
          </draw:connector>
          <draw:connector draw:style-name="gr5" draw:text-style-name="P2" draw:layer="layout" draw:type="line" svg:x1="25.743cm" svg:y1="21.115cm" svg:x2="31.917cm" svg:y2="22.831cm" draw:start-shape="id118" draw:start-glue-point="8" draw:end-shape="id113" draw:end-glue-point="4" svg:d="M25743 21115l6174 1716" svg:viewBox="0 0 6175 1717">
            <text:p/>
          </draw:connector>
          <draw:custom-shape draw:style-name="gr4" draw:text-style-name="P2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0" draw:id="id120" draw:layer="layout" svg:width="0.763cm" svg:height="0.763cm" svg:x="34.46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6.041cm" svg:y1="23.498cm" svg:x2="34.849cm" svg:y2="24.928cm" draw:start-shape="id119" draw:start-glue-point="8" draw:end-shape="id120" draw:end-glue-point="4" svg:d="M36041 23498l-1192 1430" svg:viewBox="0 0 1193 1431">
            <text:p/>
          </draw:connector>
          <draw:connector draw:style-name="gr5" draw:text-style-name="P2" draw:layer="layout" draw:type="line" svg:x1="37.567cm" svg:y1="21.21cm" svg:x2="36.041cm" svg:y2="22.831cm" draw:start-shape="id121" draw:start-glue-point="8" draw:end-shape="id119" draw:end-glue-point="4" svg:d="M37567 21210l-1526 1621" svg:viewBox="0 0 1527 1622">
            <text:p/>
          </draw:connector>
          <draw:connector draw:style-name="gr5" draw:text-style-name="P2" draw:layer="layout" draw:type="line" svg:x1="31.655cm" svg:y1="19.303cm" svg:x2="25.743cm" svg:y2="20.447cm" draw:start-shape="id122" draw:start-glue-point="8" draw:end-shape="id118" draw:end-glue-point="4" svg:d="M31655 19303l-5912 1144" svg:viewBox="0 0 5913 1145">
            <text:p/>
          </draw:connector>
          <draw:connector draw:style-name="gr5" draw:text-style-name="P2" draw:layer="layout" draw:type="line" svg:x1="31.655cm" svg:y1="19.303cm" svg:x2="37.567cm" svg:y2="20.542cm" draw:start-shape="id122" draw:start-glue-point="8" draw:end-shape="id121" draw:end-glue-point="4" svg:d="M31655 19303l5912 1239" svg:viewBox="0 0 5913 1240">
            <text:p/>
          </draw:connector>
          <draw:frame draw:style-name="gr10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32" draw:text-style-name="P2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33" draw:layer="layout" svg:width="19.581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34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35" draw:layer="layout" svg:width="13.944cm" svg:height="5.328cm" svg:x="23.756cm" svg:y="2.161cm">
          <draw:text-box>
            <text:p>Tree Collision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collisionPair object</text:span></text:p>
              </text:list-item>
              <text:list-item>
                <text:p><text:span text:style-name="T4">Implement collisionQuery() function</text:span></text:p>
              </text:list-item>
              <text:list-item>
                <text:p><text:span text:style-name="T3">Unit test</text:span></text:p>
              </text:list-item>
              <text:list-item>
                <text:p><text:span text:style-name="T5">Calculate upper and lower bounds O-notation</text:span></text:p>
              </text:list-item>
            </text:list>
          </draw:text-box>
        </draw:frame>
        <draw:custom-shape draw:style-name="gr4" draw:text-style-name="P2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33cm" svg:y1="13.606cm" svg:x2="2.392cm" svg:y2="14.461cm" draw:start-shape="id123" draw:start-glue-point="8" draw:end-shape="id124" draw:end-glue-point="4" svg:d="M2933 13606l-541 855" svg:viewBox="0 0 542 856">
          <text:p/>
        </draw:connector>
        <draw:custom-shape draw:style-name="gr4" draw:text-style-name="P2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6.706cm" svg:y2="14.453cm" draw:start-shape="id125" draw:start-glue-point="8" draw:end-shape="id126" draw:end-glue-point="4" svg:d="M7589 13598l-883 855" svg:viewBox="0 0 884 856">
          <text:p/>
        </draw:connector>
        <draw:custom-shape draw:style-name="gr4" draw:text-style-name="P2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295cm" svg:y2="14.453cm" draw:start-shape="id125" draw:start-glue-point="8" draw:end-shape="id127" draw:end-glue-point="4" svg:d="M7589 13598l-294 855" svg:viewBox="0 0 295 856">
          <text:p/>
        </draw:connector>
        <draw:custom-shape draw:style-name="gr4" draw:text-style-name="P2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884cm" svg:y2="14.453cm" draw:start-shape="id125" draw:start-glue-point="8" draw:end-shape="id128" draw:end-glue-point="4" svg:d="M7589 13598l295 855" svg:viewBox="0 0 296 856">
          <text:p/>
        </draw:connector>
        <draw:custom-shape draw:style-name="gr4" draw:text-style-name="P2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8.472cm" svg:y2="14.453cm" draw:start-shape="id125" draw:start-glue-point="8" draw:end-shape="id129" draw:end-glue-point="4" svg:d="M7589 13598l883 855" svg:viewBox="0 0 884 856">
          <text:p/>
        </draw:connector>
        <draw:custom-shape draw:style-name="gr4" draw:text-style-name="P2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2.628cm" svg:y2="14.444cm" draw:start-shape="id130" draw:start-glue-point="8" draw:end-shape="id131" draw:end-glue-point="4" svg:d="M13511 13590l-883 854" svg:viewBox="0 0 884 855">
          <text:p/>
        </draw:connector>
        <draw:custom-shape draw:style-name="gr4" draw:text-style-name="P2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217cm" svg:y2="14.444cm" draw:start-shape="id130" draw:start-glue-point="8" draw:end-shape="id132" draw:end-glue-point="4" svg:d="M13511 13590l-294 854" svg:viewBox="0 0 295 855">
          <text:p/>
        </draw:connector>
        <draw:custom-shape draw:style-name="gr4" draw:text-style-name="P2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806cm" svg:y2="14.444cm" draw:start-shape="id130" draw:start-glue-point="8" draw:end-shape="id133" draw:end-glue-point="4" svg:d="M13511 13590l295 854" svg:viewBox="0 0 296 855">
          <text:p/>
        </draw:connector>
        <draw:custom-shape draw:style-name="gr4" draw:text-style-name="P2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4.394cm" svg:y2="14.444cm" draw:start-shape="id130" draw:start-glue-point="8" draw:end-shape="id134" draw:end-glue-point="4" svg:d="M13511 13590l883 854" svg:viewBox="0 0 884 855">
          <text:p/>
        </draw:connector>
        <draw:custom-shape draw:style-name="gr4" draw:text-style-name="P2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166cm" svg:y1="12.736cm" svg:x2="13.511cm" svg:y2="13.191cm" draw:start-shape="id135" draw:start-glue-point="8" draw:end-shape="id130" draw:end-glue-point="4" svg:d="M14166 12736l-655 455" svg:viewBox="0 0 656 456">
          <text:p/>
        </draw:connector>
        <draw:connector draw:style-name="gr5" draw:text-style-name="P2" draw:layer="layout" draw:type="line" svg:x1="14.166cm" svg:y1="12.736cm" svg:x2="14.821cm" svg:y2="13.191cm" draw:start-shape="id135" draw:start-glue-point="8" draw:end-shape="id136" draw:end-glue-point="4" svg:d="M14166 12736l655 455" svg:viewBox="0 0 656 456">
          <text:p/>
        </draw:connector>
        <draw:custom-shape draw:style-name="gr4" draw:text-style-name="P2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248cm" svg:y1="14.444cm" svg:x2="14.821cm" svg:y2="13.59cm" draw:start-shape="id137" draw:start-glue-point="4" draw:end-shape="id136" draw:end-glue-point="8" svg:d="M15248 14444l-427-854" svg:viewBox="0 0 428 855">
          <text:p/>
        </draw:connector>
        <draw:custom-shape draw:style-name="gr4" draw:text-style-name="P2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7.428cm" svg:y2="14.377cm" draw:start-shape="id138" draw:start-glue-point="8" draw:end-shape="id139" draw:end-glue-point="4" svg:d="M18311 13523l-883 854" svg:viewBox="0 0 884 855">
          <text:p/>
        </draw:connector>
        <draw:custom-shape draw:style-name="gr4" draw:text-style-name="P2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036cm" svg:y2="14.377cm" draw:start-shape="id138" draw:start-glue-point="8" draw:end-shape="id140" draw:end-glue-point="4" svg:d="M18311 13523l-275 854" svg:viewBox="0 0 276 855">
          <text:p/>
        </draw:connector>
        <draw:custom-shape draw:style-name="gr4" draw:text-style-name="P2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643cm" svg:y2="14.377cm" draw:start-shape="id138" draw:start-glue-point="8" draw:end-shape="id141" draw:end-glue-point="4" svg:d="M18311 13523l332 854" svg:viewBox="0 0 333 855">
          <text:p/>
        </draw:connector>
        <draw:custom-shape draw:style-name="gr4" draw:text-style-name="P2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9.251cm" svg:y2="14.377cm" draw:start-shape="id138" draw:start-glue-point="8" draw:end-shape="id142" draw:end-glue-point="4" svg:d="M18311 13523l940 854" svg:viewBox="0 0 941 855">
          <text:p/>
        </draw:connector>
        <draw:custom-shape draw:style-name="gr4" draw:text-style-name="P2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19.858cm" svg:y2="14.377cm" draw:start-shape="id143" draw:start-glue-point="8" draw:end-shape="id144" draw:end-glue-point="4" svg:d="M20760 13523l-902 854" svg:viewBox="0 0 903 855">
          <text:p/>
        </draw:connector>
        <draw:custom-shape draw:style-name="gr4" draw:text-style-name="P2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0.466cm" svg:y2="14.377cm" draw:start-shape="id143" draw:start-glue-point="8" draw:end-shape="id145" draw:end-glue-point="4" svg:d="M20760 13523l-294 854" svg:viewBox="0 0 295 855">
          <text:p/>
        </draw:connector>
        <draw:custom-shape draw:style-name="gr4" draw:text-style-name="P2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073cm" svg:y2="14.377cm" draw:start-shape="id143" draw:start-glue-point="8" draw:end-shape="id146" draw:end-glue-point="4" svg:d="M20760 13523l313 854" svg:viewBox="0 0 314 855">
          <text:p/>
        </draw:connector>
        <draw:custom-shape draw:style-name="gr4" draw:text-style-name="P2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681cm" svg:y2="14.377cm" draw:start-shape="id143" draw:start-glue-point="8" draw:end-shape="id147" draw:end-glue-point="4" svg:d="M20760 13523l921 854" svg:viewBox="0 0 922 855">
          <text:p/>
        </draw:connector>
        <draw:custom-shape draw:style-name="gr4" draw:text-style-name="P2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288cm" svg:y2="14.377cm" draw:start-shape="id148" draw:start-glue-point="8" draw:end-shape="id149" draw:end-glue-point="4" svg:d="M23210 13523l-922 854" svg:viewBox="0 0 923 855">
          <text:p/>
        </draw:connector>
        <draw:custom-shape draw:style-name="gr4" draw:text-style-name="P2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896cm" svg:y2="14.377cm" draw:start-shape="id148" draw:start-glue-point="8" draw:end-shape="id150" draw:end-glue-point="4" svg:d="M23210 13523l-314 854" svg:viewBox="0 0 315 855">
          <text:p/>
        </draw:connector>
        <draw:custom-shape draw:style-name="gr4" draw:text-style-name="P2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3.504cm" svg:y2="14.377cm" draw:start-shape="id148" draw:start-glue-point="8" draw:end-shape="id151" draw:end-glue-point="4" svg:d="M23210 13523l294 854" svg:viewBox="0 0 295 855">
          <text:p/>
        </draw:connector>
        <draw:custom-shape draw:style-name="gr4" draw:text-style-name="P2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4.111cm" svg:y2="14.377cm" draw:start-shape="id148" draw:start-glue-point="8" draw:end-shape="id152" draw:end-glue-point="4" svg:d="M23210 13523l901 854" svg:viewBox="0 0 902 855">
          <text:p/>
        </draw:connector>
        <draw:custom-shape draw:style-name="gr4" draw:text-style-name="P2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4.719cm" svg:y2="14.377cm" draw:start-shape="id153" draw:start-glue-point="8" draw:end-shape="id154" draw:end-glue-point="4" svg:d="M25659 13523l-940 854" svg:viewBox="0 0 941 855">
          <text:p/>
        </draw:connector>
        <draw:custom-shape draw:style-name="gr4" draw:text-style-name="P2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326cm" svg:y2="14.377cm" draw:start-shape="id153" draw:start-glue-point="8" draw:end-shape="id155" draw:end-glue-point="4" svg:d="M25659 13523l-333 854" svg:viewBox="0 0 334 855">
          <text:p/>
        </draw:connector>
        <draw:custom-shape draw:style-name="gr4" draw:text-style-name="P2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934cm" svg:y2="14.377cm" draw:start-shape="id153" draw:start-glue-point="8" draw:end-shape="id156" draw:end-glue-point="4" svg:d="M25659 13523l275 854" svg:viewBox="0 0 276 855">
          <text:p/>
        </draw:connector>
        <draw:custom-shape draw:style-name="gr4" draw:text-style-name="P2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6.541cm" svg:y2="14.377cm" draw:start-shape="id153" draw:start-glue-point="8" draw:end-shape="id157" draw:end-glue-point="4" svg:d="M25659 13523l882 854" svg:viewBox="0 0 883 855">
          <text:p/>
        </draw:connector>
        <draw:connector draw:style-name="gr5" draw:text-style-name="P2" draw:layer="layout" draw:type="line" svg:x1="22.013cm" svg:y1="12.099cm" svg:x2="18.311cm" svg:y2="13.124cm" draw:start-shape="id158" draw:start-glue-point="8" draw:end-shape="id138" draw:end-glue-point="4" svg:d="M22013 12099l-3702 1025" svg:viewBox="0 0 3703 1026">
          <text:p/>
        </draw:connector>
        <draw:connector draw:style-name="gr5" draw:text-style-name="P2" draw:layer="layout" draw:type="line" svg:x1="22.013cm" svg:y1="12.099cm" svg:x2="20.76cm" svg:y2="13.124cm" draw:start-shape="id158" draw:start-glue-point="8" draw:end-shape="id143" draw:end-glue-point="4" svg:d="M22013 12099l-1253 1025" svg:viewBox="0 0 1254 1026">
          <text:p/>
        </draw:connector>
        <draw:connector draw:style-name="gr5" draw:text-style-name="P2" draw:layer="layout" draw:type="line" svg:x1="22.013cm" svg:y1="12.099cm" svg:x2="23.21cm" svg:y2="13.124cm" draw:start-shape="id158" draw:start-glue-point="8" draw:end-shape="id148" draw:end-glue-point="4" svg:d="M22013 12099l1197 1025" svg:viewBox="0 0 1198 1026">
          <text:p/>
        </draw:connector>
        <draw:connector draw:style-name="gr5" draw:text-style-name="P2" draw:layer="layout" draw:type="line" svg:x1="22.013cm" svg:y1="12.099cm" svg:x2="25.659cm" svg:y2="13.124cm" draw:start-shape="id158" draw:start-glue-point="8" draw:end-shape="id153" draw:end-glue-point="4" svg:d="M22013 12099l3646 1025" svg:viewBox="0 0 3647 1026">
          <text:p/>
        </draw:connector>
        <draw:custom-shape draw:style-name="gr4" draw:text-style-name="P2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7.728cm" svg:y2="21.244cm" draw:start-shape="id159" draw:start-glue-point="8" draw:end-shape="id160" draw:end-glue-point="4" svg:d="M28611 20390l-883 854" svg:viewBox="0 0 884 855">
          <text:p/>
        </draw:connector>
        <draw:custom-shape draw:style-name="gr4" draw:text-style-name="P2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335cm" svg:y2="21.244cm" draw:start-shape="id159" draw:start-glue-point="8" draw:end-shape="id161" draw:end-glue-point="4" svg:d="M28611 20390l-276 854" svg:viewBox="0 0 277 855">
          <text:p/>
        </draw:connector>
        <draw:custom-shape draw:style-name="gr4" draw:text-style-name="P2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943cm" svg:y2="21.244cm" draw:start-shape="id159" draw:start-glue-point="8" draw:end-shape="id162" draw:end-glue-point="4" svg:d="M28611 20390l332 854" svg:viewBox="0 0 333 855">
          <text:p/>
        </draw:connector>
        <draw:custom-shape draw:style-name="gr4" draw:text-style-name="P2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9.55cm" svg:y2="21.244cm" draw:start-shape="id159" draw:start-glue-point="8" draw:end-shape="id163" draw:end-glue-point="4" svg:d="M28611 20390l939 854" svg:viewBox="0 0 940 855">
          <text:p/>
        </draw:connector>
        <draw:custom-shape draw:style-name="gr4" draw:text-style-name="P2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158cm" svg:y2="21.244cm" draw:start-shape="id164" draw:start-glue-point="8" draw:end-shape="id165" draw:end-glue-point="4" svg:d="M31074 20390l-916 854" svg:viewBox="0 0 917 855">
          <text:p/>
        </draw:connector>
        <draw:custom-shape draw:style-name="gr4" draw:text-style-name="P2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765cm" svg:y2="21.244cm" draw:start-shape="id164" draw:start-glue-point="8" draw:end-shape="id166" draw:end-glue-point="4" svg:d="M31074 20390l-309 854" svg:viewBox="0 0 310 855">
          <text:p/>
        </draw:connector>
        <draw:custom-shape draw:style-name="gr4" draw:text-style-name="P2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373cm" svg:y2="21.244cm" draw:start-shape="id164" draw:start-glue-point="8" draw:end-shape="id167" draw:end-glue-point="4" svg:d="M31074 20390l299 854" svg:viewBox="0 0 300 855">
          <text:p/>
        </draw:connector>
        <draw:custom-shape draw:style-name="gr4" draw:text-style-name="P2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981cm" svg:y2="21.244cm" draw:start-shape="id164" draw:start-glue-point="8" draw:end-shape="id168" draw:end-glue-point="4" svg:d="M31074 20390l907 854" svg:viewBox="0 0 908 855">
          <text:p/>
        </draw:connector>
        <draw:custom-shape draw:style-name="gr4" draw:text-style-name="P2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2.588cm" svg:y2="21.244cm" draw:start-shape="id169" draw:start-glue-point="8" draw:end-shape="id170" draw:end-glue-point="4" svg:d="M33538 20390l-950 854" svg:viewBox="0 0 951 855">
          <text:p/>
        </draw:connector>
        <draw:custom-shape draw:style-name="gr4" draw:text-style-name="P2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196cm" svg:y2="21.244cm" draw:start-shape="id169" draw:start-glue-point="8" draw:end-shape="id171" draw:end-glue-point="4" svg:d="M33538 20390l-342 854" svg:viewBox="0 0 343 855">
          <text:p/>
        </draw:connector>
        <draw:custom-shape draw:style-name="gr4" draw:text-style-name="P2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804cm" svg:y2="21.244cm" draw:start-shape="id169" draw:start-glue-point="8" draw:end-shape="id172" draw:end-glue-point="4" svg:d="M33538 20390l266 854" svg:viewBox="0 0 267 855">
          <text:p/>
        </draw:connector>
        <draw:custom-shape draw:style-name="gr4" draw:text-style-name="P2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4.411cm" svg:y2="21.244cm" draw:start-shape="id169" draw:start-glue-point="8" draw:end-shape="id173" draw:end-glue-point="4" svg:d="M33538 20390l873 854" svg:viewBox="0 0 874 855">
          <text:p/>
        </draw:connector>
        <draw:custom-shape draw:style-name="gr4" draw:text-style-name="P2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018cm" svg:y2="21.244cm" draw:start-shape="id174" draw:start-glue-point="8" draw:end-shape="id175" draw:end-glue-point="4" svg:d="M36001 20390l-983 854" svg:viewBox="0 0 984 855">
          <text:p/>
        </draw:connector>
        <draw:custom-shape draw:style-name="gr4" draw:text-style-name="P2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626cm" svg:y2="21.244cm" draw:start-shape="id174" draw:start-glue-point="8" draw:end-shape="id176" draw:end-glue-point="4" svg:d="M36001 20390l-375 854" svg:viewBox="0 0 376 855">
          <text:p/>
        </draw:connector>
        <draw:custom-shape draw:style-name="gr4" draw:text-style-name="P2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233cm" svg:y2="21.244cm" draw:start-shape="id174" draw:start-glue-point="8" draw:end-shape="id177" draw:end-glue-point="4" svg:d="M36001 20390l232 854" svg:viewBox="0 0 233 855">
          <text:p/>
        </draw:connector>
        <draw:custom-shape draw:style-name="gr4" draw:text-style-name="P2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841cm" svg:y2="21.244cm" draw:start-shape="id174" draw:start-glue-point="8" draw:end-shape="id178" draw:end-glue-point="4" svg:d="M36001 20390l840 854" svg:viewBox="0 0 841 855">
          <text:p/>
        </draw:connector>
        <draw:connector draw:style-name="gr5" draw:text-style-name="P2" draw:layer="layout" draw:type="line" svg:x1="32.313cm" svg:y1="18.966cm" svg:x2="28.611cm" svg:y2="19.991cm" draw:start-shape="id179" draw:start-glue-point="8" draw:end-shape="id159" draw:end-glue-point="4" svg:d="M32313 18966l-3702 1025" svg:viewBox="0 0 3703 1026">
          <text:p/>
        </draw:connector>
        <draw:connector draw:style-name="gr5" draw:text-style-name="P2" draw:layer="layout" draw:type="line" svg:x1="32.313cm" svg:y1="18.966cm" svg:x2="31.074cm" svg:y2="19.991cm" draw:start-shape="id179" draw:start-glue-point="8" draw:end-shape="id164" draw:end-glue-point="4" svg:d="M32313 18966l-1239 1025" svg:viewBox="0 0 1240 1026">
          <text:p/>
        </draw:connector>
        <draw:connector draw:style-name="gr5" draw:text-style-name="P2" draw:layer="layout" draw:type="line" svg:x1="32.313cm" svg:y1="18.966cm" svg:x2="33.538cm" svg:y2="19.991cm" draw:start-shape="id179" draw:start-glue-point="8" draw:end-shape="id169" draw:end-glue-point="4" svg:d="M32313 18966l1225 1025" svg:viewBox="0 0 1226 1026">
          <text:p/>
        </draw:connector>
        <draw:connector draw:style-name="gr5" draw:text-style-name="P2" draw:layer="layout" draw:type="line" svg:x1="32.313cm" svg:y1="18.966cm" svg:x2="36.001cm" svg:y2="19.991cm" draw:start-shape="id179" draw:start-glue-point="8" draw:end-shape="id174" draw:end-glue-point="4" svg:d="M32313 18966l3688 1025" svg:viewBox="0 0 3689 1026">
          <text:p/>
        </draw:connector>
        <draw:custom-shape draw:style-name="gr4" draw:text-style-name="P2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65cm" svg:y1="20.39cm" svg:x2="37.752cm" svg:y2="21.244cm" draw:start-shape="id180" draw:start-glue-point="8" draw:end-shape="id181" draw:end-glue-point="4" svg:d="M38465 20390l-713 854" svg:viewBox="0 0 714 855">
          <text:p/>
        </draw:connector>
        <draw:connector draw:style-name="gr5" draw:text-style-name="P2" draw:layer="layout" draw:type="line" svg:x1="39.376cm" svg:y1="19.023cm" svg:x2="38.465cm" svg:y2="19.991cm" draw:start-shape="id182" draw:start-glue-point="8" draw:end-shape="id180" draw:end-glue-point="4" svg:d="M39376 19023l-911 968" svg:viewBox="0 0 912 969">
          <text:p/>
        </draw:connector>
        <draw:connector draw:style-name="gr5" draw:text-style-name="P2" draw:layer="layout" draw:type="line" svg:x1="35.845cm" svg:y1="17.884cm" svg:x2="32.313cm" svg:y2="18.567cm" draw:start-shape="id183" draw:start-glue-point="8" draw:end-shape="id179" draw:end-glue-point="4" svg:d="M35845 17884l-3532 683" svg:viewBox="0 0 3533 684">
          <text:p/>
        </draw:connector>
        <draw:connector draw:style-name="gr5" draw:text-style-name="P2" draw:layer="layout" draw:type="line" svg:x1="35.845cm" svg:y1="17.884cm" svg:x2="39.376cm" svg:y2="18.624cm" draw:start-shape="id183" draw:start-glue-point="8" draw:end-shape="id182" draw:end-glue-point="4" svg:d="M35845 17884l3531 740" svg:viewBox="0 0 3532 741">
          <text:p/>
        </draw:connector>
        <draw:custom-shape draw:style-name="gr4" draw:text-style-name="P2" xml:id="id184" draw:id="id184" draw:layer="layout" svg:width="0.398cm" svg:height="0.398cm" svg:x="2.702cm" svg:y="18.5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5" draw:id="id185" draw:layer="layout" svg:width="0.456cm" svg:height="0.455cm" svg:x="2.132cm" svg:y="17.157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01cm" svg:y1="18.502cm" svg:x2="2.36cm" svg:y2="17.613cm" draw:start-shape="id184" draw:start-glue-point="8" draw:end-shape="id185" draw:end-glue-point="4" svg:d="M2901 18502l-541-889" svg:viewBox="0 0 542 890">
          <text:p/>
        </draw:connector>
        <draw:custom-shape draw:style-name="gr4" draw:text-style-name="P2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7" draw:id="id187" draw:layer="layout" svg:width="0.456cm" svg:height="0.455cm" svg:x="6.5cm" svg:y="17.06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6.728cm" svg:y2="17.521cm" draw:start-shape="id186" draw:start-glue-point="8" draw:end-shape="id187" draw:end-glue-point="4" svg:d="M7611 18410l-883-889" svg:viewBox="0 0 884 890">
          <text:p/>
        </draw:connector>
        <draw:custom-shape draw:style-name="gr4" draw:text-style-name="P2" xml:id="id188" draw:id="id188" draw:layer="layout" svg:width="0.455cm" svg:height="0.455cm" svg:x="7.089cm" svg:y="17.06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318cm" svg:y2="17.521cm" draw:start-shape="id186" draw:start-glue-point="8" draw:end-shape="id188" draw:end-glue-point="4" svg:d="M7611 18410l-293-889" svg:viewBox="0 0 294 890">
          <text:p/>
        </draw:connector>
        <draw:custom-shape draw:style-name="gr4" draw:text-style-name="P2" xml:id="id189" draw:id="id189" draw:layer="layout" svg:width="0.455cm" svg:height="0.455cm" svg:x="7.678cm" svg:y="17.06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907cm" svg:y2="17.521cm" draw:start-shape="id186" draw:start-glue-point="8" draw:end-shape="id189" draw:end-glue-point="4" svg:d="M7611 18410l296-889" svg:viewBox="0 0 297 890">
          <text:p/>
        </draw:connector>
        <draw:custom-shape draw:style-name="gr4" draw:text-style-name="P2" xml:id="id190" draw:id="id190" draw:layer="layout" svg:width="0.456cm" svg:height="0.455cm" svg:x="8.266cm" svg:y="17.06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8.494cm" svg:y2="17.521cm" draw:start-shape="id186" draw:start-glue-point="8" draw:end-shape="id190" draw:end-glue-point="4" svg:d="M7611 18410l883-889" svg:viewBox="0 0 884 890">
          <text:p/>
        </draw:connector>
        <draw:custom-shape draw:style-name="gr4" draw:text-style-name="P2" xml:id="id191" draw:id="id191" draw:layer="layout" svg:width="0.398cm" svg:height="0.399cm" svg:x="13.412cm" svg:y="18.37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2" draw:id="id192" draw:layer="layout" svg:width="0.456cm" svg:height="0.456cm" svg:x="12.5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77cm" svg:x2="12.728cm" svg:y2="17.556cm" draw:start-shape="id191" draw:start-glue-point="8" draw:end-shape="id192" draw:end-glue-point="4" svg:d="M13611 18377l-883-821" svg:viewBox="0 0 884 822">
          <text:p/>
        </draw:connector>
        <draw:custom-shape draw:style-name="gr4" draw:text-style-name="P2" xml:id="id193" draw:id="id193" draw:layer="layout" svg:width="0.455cm" svg:height="0.456cm" svg:x="13.089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77cm" svg:x2="13.318cm" svg:y2="17.556cm" draw:start-shape="id191" draw:start-glue-point="8" draw:end-shape="id193" draw:end-glue-point="4" svg:d="M13611 18377l-293-821" svg:viewBox="0 0 294 822">
          <text:p/>
        </draw:connector>
        <draw:custom-shape draw:style-name="gr4" draw:text-style-name="P2" xml:id="id194" draw:id="id194" draw:layer="layout" svg:width="0.455cm" svg:height="0.456cm" svg:x="13.678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77cm" svg:x2="13.907cm" svg:y2="17.556cm" draw:start-shape="id191" draw:start-glue-point="8" draw:end-shape="id194" draw:end-glue-point="4" svg:d="M13611 18377l296-821" svg:viewBox="0 0 297 822">
          <text:p/>
        </draw:connector>
        <draw:custom-shape draw:style-name="gr4" draw:text-style-name="P2" xml:id="id195" draw:id="id195" draw:layer="layout" svg:width="0.456cm" svg:height="0.456cm" svg:x="14.266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77cm" svg:x2="14.494cm" svg:y2="17.556cm" draw:start-shape="id191" draw:start-glue-point="8" draw:end-shape="id195" draw:end-glue-point="4" svg:d="M13611 18377l883-821" svg:viewBox="0 0 884 822">
          <text:p/>
        </draw:connector>
        <draw:custom-shape draw:style-name="gr4" draw:text-style-name="P2" xml:id="id196" draw:id="id196" draw:layer="layout" svg:width="0.398cm" svg:height="0.399cm" svg:x="14.067cm" svg:y="19.22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7" draw:id="id197" draw:layer="layout" svg:width="0.398cm" svg:height="0.399cm" svg:x="14.722cm" svg:y="18.37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266cm" svg:y1="19.231cm" svg:x2="13.611cm" svg:y2="18.775cm" draw:start-shape="id196" draw:start-glue-point="8" draw:end-shape="id191" draw:end-glue-point="4" svg:d="M14266 19231l-655-456" svg:viewBox="0 0 656 457">
          <text:p/>
        </draw:connector>
        <draw:connector draw:style-name="gr5" draw:text-style-name="P2" draw:layer="layout" draw:type="line" svg:x1="14.266cm" svg:y1="19.231cm" svg:x2="14.921cm" svg:y2="18.775cm" draw:start-shape="id196" draw:start-glue-point="8" draw:end-shape="id197" draw:end-glue-point="4" svg:d="M14266 19231l655-456" svg:viewBox="0 0 656 457">
          <text:p/>
        </draw:connector>
        <draw:custom-shape draw:style-name="gr4" draw:text-style-name="P2" xml:id="id198" draw:id="id198" draw:layer="layout" svg:width="0.456cm" svg:height="0.456cm" svg:x="15.12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348cm" svg:y1="17.556cm" svg:x2="14.921cm" svg:y2="18.377cm" draw:start-shape="id198" draw:start-glue-point="4" draw:end-shape="id197" draw:end-glue-point="8" svg:d="M15348 17556l-427 821" svg:viewBox="0 0 428 822">
          <text:p/>
        </draw:connector>
        <draw:custom-shape draw:style-name="gr4" draw:text-style-name="P2" xml:id="id199" draw:id="id199" draw:layer="layout" svg:width="0.399cm" svg:height="0.399cm" svg:x="18.18cm" svg:y="18.47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0" draw:id="id200" draw:layer="layout" svg:width="0.456cm" svg:height="0.456cm" svg:x="17.26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77cm" svg:x2="17.497cm" svg:y2="17.656cm" draw:start-shape="id199" draw:start-glue-point="8" draw:end-shape="id200" draw:end-glue-point="4" svg:d="M18381 18477l-884-821" svg:viewBox="0 0 885 822">
          <text:p/>
        </draw:connector>
        <draw:custom-shape draw:style-name="gr4" draw:text-style-name="P2" xml:id="id201" draw:id="id201" draw:layer="layout" svg:width="0.455cm" svg:height="0.456cm" svg:x="17.87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77cm" svg:x2="18.106cm" svg:y2="17.656cm" draw:start-shape="id199" draw:start-glue-point="8" draw:end-shape="id201" draw:end-glue-point="4" svg:d="M18381 18477l-275-821" svg:viewBox="0 0 276 822">
          <text:p/>
        </draw:connector>
        <draw:custom-shape draw:style-name="gr4" draw:text-style-name="P2" xml:id="id202" draw:id="id202" draw:layer="layout" svg:width="0.456cm" svg:height="0.456cm" svg:x="18.48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77cm" svg:x2="18.712cm" svg:y2="17.656cm" draw:start-shape="id199" draw:start-glue-point="8" draw:end-shape="id202" draw:end-glue-point="4" svg:d="M18381 18477l331-821" svg:viewBox="0 0 332 822">
          <text:p/>
        </draw:connector>
        <draw:custom-shape draw:style-name="gr4" draw:text-style-name="P2" xml:id="id203" draw:id="id203" draw:layer="layout" svg:width="0.455cm" svg:height="0.456cm" svg:x="19.09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77cm" svg:x2="19.321cm" svg:y2="17.656cm" draw:start-shape="id199" draw:start-glue-point="8" draw:end-shape="id203" draw:end-glue-point="4" svg:d="M18381 18477l940-821" svg:viewBox="0 0 941 822">
          <text:p/>
        </draw:connector>
        <draw:custom-shape draw:style-name="gr4" draw:text-style-name="P2" xml:id="id219" draw:id="id219" draw:layer="layout" svg:width="0.398cm" svg:height="0.399cm" svg:x="21.883cm" svg:y="19.89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4" draw:id="id204" draw:layer="layout" svg:width="0.398cm" svg:height="0.399cm" svg:x="20.63cm" svg:y="18.47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5" draw:id="id205" draw:layer="layout" svg:width="0.456cm" svg:height="0.456cm" svg:x="19.69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77cm" svg:x2="19.927cm" svg:y2="17.656cm" draw:start-shape="id204" draw:start-glue-point="8" draw:end-shape="id205" draw:end-glue-point="4" svg:d="M20829 18477l-902-821" svg:viewBox="0 0 903 822">
          <text:p/>
        </draw:connector>
        <draw:custom-shape draw:style-name="gr4" draw:text-style-name="P2" xml:id="id206" draw:id="id206" draw:layer="layout" svg:width="0.455cm" svg:height="0.456cm" svg:x="20.30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77cm" svg:x2="20.536cm" svg:y2="17.656cm" draw:start-shape="id204" draw:start-glue-point="8" draw:end-shape="id206" draw:end-glue-point="4" svg:d="M20829 18477l-293-821" svg:viewBox="0 0 294 822">
          <text:p/>
        </draw:connector>
        <draw:custom-shape draw:style-name="gr4" draw:text-style-name="P2" xml:id="id207" draw:id="id207" draw:layer="layout" svg:width="0.456cm" svg:height="0.456cm" svg:x="20.91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77cm" svg:x2="21.142cm" svg:y2="17.656cm" draw:start-shape="id204" draw:start-glue-point="8" draw:end-shape="id207" draw:end-glue-point="4" svg:d="M20829 18477l313-821" svg:viewBox="0 0 314 822">
          <text:p/>
        </draw:connector>
        <draw:custom-shape draw:style-name="gr4" draw:text-style-name="P2" xml:id="id208" draw:id="id208" draw:layer="layout" svg:width="0.456cm" svg:height="0.456cm" svg:x="21.52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77cm" svg:x2="21.75cm" svg:y2="17.656cm" draw:start-shape="id204" draw:start-glue-point="8" draw:end-shape="id208" draw:end-glue-point="4" svg:d="M20829 18477l921-821" svg:viewBox="0 0 922 822">
          <text:p/>
        </draw:connector>
        <draw:custom-shape draw:style-name="gr4" draw:text-style-name="P2" xml:id="id209" draw:id="id209" draw:layer="layout" svg:width="0.399cm" svg:height="0.399cm" svg:x="23.079cm" svg:y="18.47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0" draw:id="id210" draw:layer="layout" svg:width="0.456cm" svg:height="0.456cm" svg:x="22.12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77cm" svg:x2="22.357cm" svg:y2="17.656cm" draw:start-shape="id209" draw:start-glue-point="8" draw:end-shape="id210" draw:end-glue-point="4" svg:d="M23280 18477l-923-821" svg:viewBox="0 0 924 822">
          <text:p/>
        </draw:connector>
        <draw:custom-shape draw:style-name="gr4" draw:text-style-name="P2" xml:id="id211" draw:id="id211" draw:layer="layout" svg:width="0.456cm" svg:height="0.456cm" svg:x="22.73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77cm" svg:x2="22.965cm" svg:y2="17.656cm" draw:start-shape="id209" draw:start-glue-point="8" draw:end-shape="id211" draw:end-glue-point="4" svg:d="M23280 18477l-315-821" svg:viewBox="0 0 316 822">
          <text:p/>
        </draw:connector>
        <draw:custom-shape draw:style-name="gr4" draw:text-style-name="P2" xml:id="id212" draw:id="id212" draw:layer="layout" svg:width="0.455cm" svg:height="0.456cm" svg:x="23.34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77cm" svg:x2="23.574cm" svg:y2="17.656cm" draw:start-shape="id209" draw:start-glue-point="8" draw:end-shape="id212" draw:end-glue-point="4" svg:d="M23280 18477l294-821" svg:viewBox="0 0 295 822">
          <text:p/>
        </draw:connector>
        <draw:custom-shape draw:style-name="gr4" draw:text-style-name="P2" xml:id="id213" draw:id="id213" draw:layer="layout" svg:width="0.456cm" svg:height="0.456cm" svg:x="23.95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77cm" svg:x2="24.18cm" svg:y2="17.656cm" draw:start-shape="id209" draw:start-glue-point="8" draw:end-shape="id213" draw:end-glue-point="4" svg:d="M23280 18477l900-821" svg:viewBox="0 0 901 822">
          <text:p/>
        </draw:connector>
        <draw:custom-shape draw:style-name="gr4" draw:text-style-name="P2" xml:id="id214" draw:id="id214" draw:layer="layout" svg:width="0.399cm" svg:height="0.399cm" svg:x="25.528cm" svg:y="18.47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5" draw:id="id215" draw:layer="layout" svg:width="0.455cm" svg:height="0.456cm" svg:x="24.56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77cm" svg:x2="24.789cm" svg:y2="17.656cm" draw:start-shape="id214" draw:start-glue-point="8" draw:end-shape="id215" draw:end-glue-point="4" svg:d="M25729 18477l-940-821" svg:viewBox="0 0 941 822">
          <text:p/>
        </draw:connector>
        <draw:custom-shape draw:style-name="gr4" draw:text-style-name="P2" xml:id="id216" draw:id="id216" draw:layer="layout" svg:width="0.456cm" svg:height="0.456cm" svg:x="25.16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77cm" svg:x2="25.395cm" svg:y2="17.656cm" draw:start-shape="id214" draw:start-glue-point="8" draw:end-shape="id216" draw:end-glue-point="4" svg:d="M25729 18477l-334-821" svg:viewBox="0 0 335 822">
          <text:p/>
        </draw:connector>
        <draw:custom-shape draw:style-name="gr4" draw:text-style-name="P2" xml:id="id217" draw:id="id217" draw:layer="layout" svg:width="0.455cm" svg:height="0.456cm" svg:x="25.77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77cm" svg:x2="26.004cm" svg:y2="17.656cm" draw:start-shape="id214" draw:start-glue-point="8" draw:end-shape="id217" draw:end-glue-point="4" svg:d="M25729 18477l275-821" svg:viewBox="0 0 276 822">
          <text:p/>
        </draw:connector>
        <draw:custom-shape draw:style-name="gr4" draw:text-style-name="P2" xml:id="id218" draw:id="id218" draw:layer="layout" svg:width="0.456cm" svg:height="0.456cm" svg:x="26.38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77cm" svg:x2="26.61cm" svg:y2="17.656cm" draw:start-shape="id214" draw:start-glue-point="8" draw:end-shape="id218" draw:end-glue-point="4" svg:d="M25729 18477l881-821" svg:viewBox="0 0 882 822">
          <text:p/>
        </draw:connector>
        <draw:connector draw:style-name="gr5" draw:text-style-name="P2" draw:layer="layout" draw:type="line" svg:x1="22.082cm" svg:y1="19.901cm" svg:x2="18.381cm" svg:y2="18.875cm" draw:start-shape="id219" draw:start-glue-point="8" draw:end-shape="id199" draw:end-glue-point="4" svg:d="M22082 19901l-3701-1026" svg:viewBox="0 0 3702 1027">
          <text:p/>
        </draw:connector>
        <draw:connector draw:style-name="gr5" draw:text-style-name="P2" draw:layer="layout" draw:type="line" svg:x1="22.082cm" svg:y1="19.901cm" svg:x2="20.829cm" svg:y2="18.875cm" draw:start-shape="id219" draw:start-glue-point="8" draw:end-shape="id204" draw:end-glue-point="4" svg:d="M22082 19901l-1253-1026" svg:viewBox="0 0 1254 1027">
          <text:p/>
        </draw:connector>
        <draw:connector draw:style-name="gr5" draw:text-style-name="P2" draw:layer="layout" draw:type="line" svg:x1="22.082cm" svg:y1="19.901cm" svg:x2="23.28cm" svg:y2="18.875cm" draw:start-shape="id219" draw:start-glue-point="8" draw:end-shape="id209" draw:end-glue-point="4" svg:d="M22082 19901l1198-1026" svg:viewBox="0 0 1199 1027">
          <text:p/>
        </draw:connector>
        <draw:connector draw:style-name="gr5" draw:text-style-name="P2" draw:layer="layout" draw:type="line" svg:x1="22.082cm" svg:y1="19.901cm" svg:x2="25.729cm" svg:y2="18.875cm" draw:start-shape="id219" draw:start-glue-point="8" draw:end-shape="id214" draw:end-glue-point="4" svg:d="M22082 19901l3647-1026" svg:viewBox="0 0 3648 1027">
          <text:p/>
        </draw:connector>
        <draw:custom-shape draw:style-name="gr4" draw:text-style-name="P2" xml:id="id220" draw:id="id220" draw:layer="layout" svg:width="0.399cm" svg:height="0.399cm" svg:x="28.436cm" svg:y="25.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1" draw:id="id221" draw:layer="layout" svg:width="0.455cm" svg:height="0.456cm" svg:x="27.52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62cm" svg:x2="27.754cm" svg:y2="24.741cm" draw:start-shape="id220" draw:start-glue-point="8" draw:end-shape="id221" draw:end-glue-point="4" svg:d="M28637 25562l-883-821" svg:viewBox="0 0 884 822">
          <text:p/>
        </draw:connector>
        <draw:custom-shape draw:style-name="gr4" draw:text-style-name="P2" xml:id="id222" draw:id="id222" draw:layer="layout" svg:width="0.456cm" svg:height="0.456cm" svg:x="28.13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62cm" svg:x2="28.36cm" svg:y2="24.741cm" draw:start-shape="id220" draw:start-glue-point="8" draw:end-shape="id222" draw:end-glue-point="4" svg:d="M28637 25562l-277-821" svg:viewBox="0 0 278 822">
          <text:p/>
        </draw:connector>
        <draw:custom-shape draw:style-name="gr4" draw:text-style-name="P2" xml:id="id223" draw:id="id223" draw:layer="layout" svg:width="0.455cm" svg:height="0.456cm" svg:x="28.74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62cm" svg:x2="28.969cm" svg:y2="24.741cm" draw:start-shape="id220" draw:start-glue-point="8" draw:end-shape="id223" draw:end-glue-point="4" svg:d="M28637 25562l332-821" svg:viewBox="0 0 333 822">
          <text:p/>
        </draw:connector>
        <draw:custom-shape draw:style-name="gr4" draw:text-style-name="P2" xml:id="id224" draw:id="id224" draw:layer="layout" svg:width="0.456cm" svg:height="0.456cm" svg:x="29.34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62cm" svg:x2="29.575cm" svg:y2="24.741cm" draw:start-shape="id220" draw:start-glue-point="8" draw:end-shape="id224" draw:end-glue-point="4" svg:d="M28637 25562l938-821" svg:viewBox="0 0 939 822">
          <text:p/>
        </draw:connector>
        <draw:custom-shape draw:style-name="gr4" draw:text-style-name="P2" xml:id="id240" draw:id="id240" draw:layer="layout" svg:width="0.399cm" svg:height="0.399cm" svg:x="32.138cm" svg:y="26.98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5" draw:id="id225" draw:layer="layout" svg:width="0.398cm" svg:height="0.399cm" svg:x="30.9cm" svg:y="25.5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6" draw:id="id226" draw:layer="layout" svg:width="0.456cm" svg:height="0.456cm" svg:x="29.95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62cm" svg:x2="30.183cm" svg:y2="24.741cm" draw:start-shape="id225" draw:start-glue-point="8" draw:end-shape="id226" draw:end-glue-point="4" svg:d="M31099 25562l-916-821" svg:viewBox="0 0 917 822">
          <text:p/>
        </draw:connector>
        <draw:custom-shape draw:style-name="gr4" draw:text-style-name="P2" xml:id="id227" draw:id="id227" draw:layer="layout" svg:width="0.456cm" svg:height="0.456cm" svg:x="30.56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62cm" svg:x2="30.79cm" svg:y2="24.741cm" draw:start-shape="id225" draw:start-glue-point="8" draw:end-shape="id227" draw:end-glue-point="4" svg:d="M31099 25562l-309-821" svg:viewBox="0 0 310 822">
          <text:p/>
        </draw:connector>
        <draw:custom-shape draw:style-name="gr4" draw:text-style-name="P2" xml:id="id228" draw:id="id228" draw:layer="layout" svg:width="0.456cm" svg:height="0.456cm" svg:x="31.1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62cm" svg:x2="31.398cm" svg:y2="24.741cm" draw:start-shape="id225" draw:start-glue-point="8" draw:end-shape="id228" draw:end-glue-point="4" svg:d="M31099 25562l299-821" svg:viewBox="0 0 300 822">
          <text:p/>
        </draw:connector>
        <draw:custom-shape draw:style-name="gr4" draw:text-style-name="P2" xml:id="id229" draw:id="id229" draw:layer="layout" svg:width="0.456cm" svg:height="0.456cm" svg:x="31.77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62cm" svg:x2="32.006cm" svg:y2="24.741cm" draw:start-shape="id225" draw:start-glue-point="8" draw:end-shape="id229" draw:end-glue-point="4" svg:d="M31099 25562l907-821" svg:viewBox="0 0 908 822">
          <text:p/>
        </draw:connector>
        <draw:custom-shape draw:style-name="gr4" draw:text-style-name="P2" xml:id="id230" draw:id="id230" draw:layer="layout" svg:width="0.399cm" svg:height="0.399cm" svg:x="33.363cm" svg:y="25.5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1" draw:id="id231" draw:layer="layout" svg:width="0.456cm" svg:height="0.456cm" svg:x="32.38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62cm" svg:x2="32.613cm" svg:y2="24.741cm" draw:start-shape="id230" draw:start-glue-point="8" draw:end-shape="id231" draw:end-glue-point="4" svg:d="M33564 25562l-951-821" svg:viewBox="0 0 952 822">
          <text:p/>
        </draw:connector>
        <draw:custom-shape draw:style-name="gr4" draw:text-style-name="P2" xml:id="id232" draw:id="id232" draw:layer="layout" svg:width="0.455cm" svg:height="0.456cm" svg:x="32.99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62cm" svg:x2="33.222cm" svg:y2="24.741cm" draw:start-shape="id230" draw:start-glue-point="8" draw:end-shape="id232" draw:end-glue-point="4" svg:d="M33564 25562l-342-821" svg:viewBox="0 0 343 822">
          <text:p/>
        </draw:connector>
        <draw:custom-shape draw:style-name="gr4" draw:text-style-name="P2" xml:id="id233" draw:id="id233" draw:layer="layout" svg:width="0.455cm" svg:height="0.456cm" svg:x="33.601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62cm" svg:x2="33.83cm" svg:y2="24.741cm" draw:start-shape="id230" draw:start-glue-point="8" draw:end-shape="id233" draw:end-glue-point="4" svg:d="M33564 25562l266-821" svg:viewBox="0 0 267 822">
          <text:p/>
        </draw:connector>
        <draw:custom-shape draw:style-name="gr4" draw:text-style-name="P2" xml:id="id234" draw:id="id234" draw:layer="layout" svg:width="0.455cm" svg:height="0.456cm" svg:x="34.20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62cm" svg:x2="34.437cm" svg:y2="24.741cm" draw:start-shape="id230" draw:start-glue-point="8" draw:end-shape="id234" draw:end-glue-point="4" svg:d="M33564 25562l873-821" svg:viewBox="0 0 874 822">
          <text:p/>
        </draw:connector>
        <draw:custom-shape draw:style-name="gr4" draw:text-style-name="P2" xml:id="id235" draw:id="id235" draw:layer="layout" svg:width="0.399cm" svg:height="0.399cm" svg:x="35.826cm" svg:y="25.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6" draw:id="id236" draw:layer="layout" svg:width="0.456cm" svg:height="0.456cm" svg:x="34.81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62cm" svg:x2="35.043cm" svg:y2="24.741cm" draw:start-shape="id235" draw:start-glue-point="8" draw:end-shape="id236" draw:end-glue-point="4" svg:d="M36027 25562l-984-821" svg:viewBox="0 0 985 822">
          <text:p/>
        </draw:connector>
        <draw:custom-shape draw:style-name="gr4" draw:text-style-name="P2" xml:id="id237" draw:id="id237" draw:layer="layout" svg:width="0.456cm" svg:height="0.456cm" svg:x="35.42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62cm" svg:x2="35.651cm" svg:y2="24.741cm" draw:start-shape="id235" draw:start-glue-point="8" draw:end-shape="id237" draw:end-glue-point="4" svg:d="M36027 25562l-376-821" svg:viewBox="0 0 377 822">
          <text:p/>
        </draw:connector>
        <draw:custom-shape draw:style-name="gr4" draw:text-style-name="P2" xml:id="id238" draw:id="id238" draw:layer="layout" svg:width="0.456cm" svg:height="0.456cm" svg:x="36.0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62cm" svg:x2="36.258cm" svg:y2="24.741cm" draw:start-shape="id235" draw:start-glue-point="8" draw:end-shape="id238" draw:end-glue-point="4" svg:d="M36027 25562l231-821" svg:viewBox="0 0 232 822">
          <text:p/>
        </draw:connector>
        <draw:custom-shape draw:style-name="gr4" draw:text-style-name="P2" xml:id="id239" draw:id="id239" draw:layer="layout" svg:width="0.456cm" svg:height="0.456cm" svg:x="36.63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62cm" svg:x2="36.866cm" svg:y2="24.741cm" draw:start-shape="id235" draw:start-glue-point="8" draw:end-shape="id239" draw:end-glue-point="4" svg:d="M36027 25562l839-821" svg:viewBox="0 0 840 822">
          <text:p/>
        </draw:connector>
        <draw:connector draw:style-name="gr5" draw:text-style-name="P2" draw:layer="layout" draw:type="line" svg:x1="32.339cm" svg:y1="26.986cm" svg:x2="28.637cm" svg:y2="25.96cm" draw:start-shape="id240" draw:start-glue-point="8" draw:end-shape="id220" draw:end-glue-point="4" svg:d="M32339 26986l-3702-1026" svg:viewBox="0 0 3703 1027">
          <text:p/>
        </draw:connector>
        <draw:connector draw:style-name="gr5" draw:text-style-name="P2" draw:layer="layout" draw:type="line" svg:x1="32.339cm" svg:y1="26.986cm" svg:x2="31.099cm" svg:y2="25.96cm" draw:start-shape="id240" draw:start-glue-point="8" draw:end-shape="id225" draw:end-glue-point="4" svg:d="M32339 26986l-1240-1026" svg:viewBox="0 0 1241 1027">
          <text:p/>
        </draw:connector>
        <draw:connector draw:style-name="gr5" draw:text-style-name="P2" draw:layer="layout" draw:type="line" svg:x1="32.339cm" svg:y1="26.986cm" svg:x2="33.564cm" svg:y2="25.96cm" draw:start-shape="id240" draw:start-glue-point="8" draw:end-shape="id230" draw:end-glue-point="4" svg:d="M32339 26986l1225-1026" svg:viewBox="0 0 1226 1027">
          <text:p/>
        </draw:connector>
        <draw:connector draw:style-name="gr5" draw:text-style-name="P2" draw:layer="layout" draw:type="line" svg:x1="32.339cm" svg:y1="26.986cm" svg:x2="36.027cm" svg:y2="25.96cm" draw:start-shape="id240" draw:start-glue-point="8" draw:end-shape="id235" draw:end-glue-point="4" svg:d="M32339 26986l3688-1026" svg:viewBox="0 0 3689 1027">
          <text:p/>
        </draw:connector>
        <draw:custom-shape draw:style-name="gr4" draw:text-style-name="P2" xml:id="id244" draw:id="id244" draw:layer="layout" svg:width="0.399cm" svg:height="0.399cm" svg:x="35.67cm" svg:y="28.06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3" draw:id="id243" draw:layer="layout" svg:width="0.399cm" svg:height="0.399cm" svg:x="39.201cm" svg:y="26.92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1" draw:id="id241" draw:layer="layout" svg:width="0.399cm" svg:height="0.399cm" svg:x="38.29cm" svg:y="25.5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2" draw:id="id242" draw:layer="layout" svg:width="0.456cm" svg:height="0.456cm" svg:x="37.549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91cm" svg:y1="25.562cm" svg:x2="37.777cm" svg:y2="24.741cm" draw:start-shape="id241" draw:start-glue-point="8" draw:end-shape="id242" draw:end-glue-point="4" svg:d="M38491 25562l-714-821" svg:viewBox="0 0 715 822">
          <text:p/>
        </draw:connector>
        <draw:connector draw:style-name="gr5" draw:text-style-name="P2" draw:layer="layout" draw:type="line" svg:x1="39.402cm" svg:y1="26.929cm" svg:x2="38.491cm" svg:y2="25.96cm" draw:start-shape="id243" draw:start-glue-point="8" draw:end-shape="id241" draw:end-glue-point="4" svg:d="M39402 26929l-911-969" svg:viewBox="0 0 912 970">
          <text:p/>
        </draw:connector>
        <draw:connector draw:style-name="gr5" draw:text-style-name="P2" draw:layer="layout" draw:type="line" svg:x1="35.871cm" svg:y1="28.068cm" svg:x2="32.339cm" svg:y2="27.384cm" draw:start-shape="id244" draw:start-glue-point="8" draw:end-shape="id240" draw:end-glue-point="4" svg:d="M35871 28068l-3532-684" svg:viewBox="0 0 3533 685">
          <text:p/>
        </draw:connector>
        <draw:connector draw:style-name="gr5" draw:text-style-name="P2" draw:layer="layout" draw:type="line" svg:x1="35.871cm" svg:y1="28.068cm" svg:x2="39.402cm" svg:y2="27.327cm" draw:start-shape="id244" draw:start-glue-point="8" draw:end-shape="id243" draw:end-glue-point="4" svg:d="M35871 28068l3531-741" svg:viewBox="0 0 3532 742">
          <text:p/>
        </draw:connector>
        <draw:connector draw:style-name="gr36" draw:text-style-name="P2" draw:layer="layout" draw:type="line" svg:x1="2.392cm" svg:y1="14.916cm" svg:x2="2.36cm" svg:y2="17.159cm" draw:start-shape="id124" draw:start-glue-point="7" draw:end-shape="id185" draw:end-glue-point="7" svg:d="M2392 14916l-32 2243" svg:viewBox="0 0 33 2244">
          <text:p/>
        </draw:connector>
        <draw:connector draw:style-name="gr36" draw:text-style-name="P2" draw:layer="layout" draw:type="line" svg:x1="6.706cm" svg:y1="14.908cm" svg:x2="7.907cm" svg:y2="17.067cm" draw:start-shape="id126" draw:start-glue-point="7" draw:end-shape="id189" draw:end-glue-point="7" svg:d="M6706 14908l1201 2159" svg:viewBox="0 0 1202 2160">
          <text:p/>
        </draw:connector>
        <draw:connector draw:style-name="gr36" draw:text-style-name="P2" draw:layer="layout" draw:type="line" svg:x1="6.706cm" svg:y1="14.908cm" svg:x2="6.728cm" svg:y2="17.067cm" draw:start-shape="id126" draw:start-glue-point="7" draw:end-shape="id187" draw:end-glue-point="7" svg:d="M6706 14908l22 2159" svg:viewBox="0 0 23 2160">
          <text:p/>
        </draw:connector>
        <draw:connector draw:style-name="gr36" draw:text-style-name="P2" draw:layer="layout" draw:type="line" svg:x1="7.884cm" svg:y1="14.908cm" svg:x2="7.318cm" svg:y2="17.067cm" draw:start-shape="id128" draw:start-glue-point="7" draw:end-shape="id188" draw:end-glue-point="7" svg:d="M7884 14908l-566 2159" svg:viewBox="0 0 567 2160">
          <text:p/>
        </draw:connector>
        <draw:connector draw:style-name="gr36" draw:text-style-name="P2" draw:layer="layout" draw:type="line" svg:x1="14.394cm" svg:y1="14.9cm" svg:x2="15.348cm" svg:y2="17.101cm" draw:start-shape="id134" draw:start-glue-point="7" draw:end-shape="id198" draw:end-glue-point="7" svg:d="M14394 14900l954 2201" svg:viewBox="0 0 955 2202">
          <text:p/>
        </draw:connector>
        <draw:connector draw:style-name="gr36" draw:text-style-name="P2" draw:layer="layout" draw:type="line" svg:x1="15.248cm" svg:y1="14.9cm" svg:x2="13.318cm" svg:y2="17.101cm" draw:start-shape="id137" draw:start-glue-point="7" draw:end-shape="id193" draw:end-glue-point="7" svg:d="M15248 14900l-1930 2201" svg:viewBox="0 0 1931 2202">
          <text:p/>
        </draw:connector>
        <draw:connector draw:style-name="gr36" draw:text-style-name="P2" draw:layer="layout" draw:type="line" svg:x1="17.428cm" svg:y1="14.833cm" svg:x2="17.497cm" svg:y2="17.201cm" draw:start-shape="id139" draw:start-glue-point="7" draw:end-shape="id200" draw:end-glue-point="7" svg:d="M17428 14833l69 2368" svg:viewBox="0 0 70 2369">
          <text:p/>
        </draw:connector>
        <draw:connector draw:style-name="gr36" draw:text-style-name="P2" draw:layer="layout" draw:type="line" svg:x1="18.036cm" svg:y1="14.833cm" svg:x2="18.106cm" svg:y2="17.201cm" draw:start-shape="id140" draw:start-glue-point="7" draw:end-shape="id201" draw:end-glue-point="7" svg:d="M18036 14833l70 2368" svg:viewBox="0 0 71 2369">
          <text:p/>
        </draw:connector>
        <draw:connector draw:style-name="gr36" draw:text-style-name="P2" draw:layer="layout" draw:type="line" svg:x1="18.643cm" svg:y1="14.833cm" svg:x2="18.712cm" svg:y2="17.201cm" draw:start-shape="id141" draw:start-glue-point="7" draw:end-shape="id202" draw:end-glue-point="7" svg:d="M18643 14833l69 2368" svg:viewBox="0 0 70 2369">
          <text:p/>
        </draw:connector>
        <draw:connector draw:style-name="gr36" draw:text-style-name="P2" draw:layer="layout" draw:type="line" svg:x1="19.251cm" svg:y1="14.833cm" svg:x2="19.321cm" svg:y2="17.201cm" draw:start-shape="id142" draw:start-glue-point="7" draw:end-shape="id203" draw:end-glue-point="7" svg:d="M19251 14833l70 2368" svg:viewBox="0 0 71 2369">
          <text:p/>
        </draw:connector>
        <draw:connector draw:style-name="gr36" draw:text-style-name="P2" draw:layer="layout" draw:type="line" svg:x1="21.681cm" svg:y1="14.833cm" svg:x2="22.357cm" svg:y2="17.201cm" draw:start-shape="id147" draw:start-glue-point="7" draw:end-shape="id210" draw:end-glue-point="7" svg:d="M21681 14833l676 2368" svg:viewBox="0 0 677 2369">
          <text:p/>
        </draw:connector>
        <draw:connector draw:style-name="gr36" draw:text-style-name="P2" draw:layer="layout" draw:type="line" svg:x1="21.681cm" svg:y1="14.833cm" svg:x2="22.965cm" svg:y2="17.201cm" draw:start-shape="id147" draw:start-glue-point="7" draw:end-shape="id211" draw:end-glue-point="7" svg:d="M21681 14833l1284 2368" svg:viewBox="0 0 1285 2369">
          <text:p/>
        </draw:connector>
        <draw:connector draw:style-name="gr36" draw:text-style-name="P2" draw:layer="layout" draw:type="line" svg:x1="21.681cm" svg:y1="14.833cm" svg:x2="21.142cm" svg:y2="17.201cm" draw:start-shape="id147" draw:start-glue-point="7" draw:end-shape="id207" draw:end-glue-point="7" svg:d="M21681 14833l-539 2368" svg:viewBox="0 0 540 2369">
          <text:p/>
        </draw:connector>
        <draw:connector draw:style-name="gr36" draw:text-style-name="P2" draw:layer="layout" draw:type="line" svg:x1="21.681cm" svg:y1="14.833cm" svg:x2="20.536cm" svg:y2="17.201cm" draw:start-shape="id147" draw:start-glue-point="7" draw:end-shape="id206" draw:end-glue-point="7" svg:d="M21681 14833l-1145 2368" svg:viewBox="0 0 1146 2369">
          <text:p/>
        </draw:connector>
        <draw:connector draw:style-name="gr36" draw:text-style-name="P2" draw:layer="layout" draw:type="line" svg:x1="37.752cm" svg:y1="21.7cm" svg:x2="35.043cm" svg:y2="24.286cm" draw:start-shape="id181" draw:start-glue-point="7" draw:end-shape="id236" draw:end-glue-point="7" svg:d="M37752 21700l-2709 2586" svg:viewBox="0 0 2710 2587">
          <text:p/>
        </draw:connector>
        <draw:connector draw:style-name="gr36" draw:text-style-name="P2" draw:layer="layout" draw:type="line" svg:x1="37.777cm" svg:y1="24.286cm" svg:x2="27.728cm" svg:y2="21.7cm" draw:start-shape="id242" draw:start-glue-point="7" draw:end-shape="id160" draw:end-glue-point="7" svg:d="M37777 24286l-10049-2586" svg:viewBox="0 0 10050 2587">
          <text:p/>
        </draw:connector>
      </draw:page>
      <draw:page draw:name="page7" draw:style-name="dp1" draw:master-page-name="Default">
        <draw:frame draw:style-name="gr37" draw:layer="layout" svg:width="9.863cm" svg:height="1.773cm" svg:x="2.3cm" svg:y="4.1cm">
          <draw:text-box>
            <text:p>Tree Collision Algorithm TODO:</text:p>
            <text:list text:style-name="L1">
              <text:list-item>
                <text:p><text:span text:style-name="T5">Check viability of self collisions</text:span></text:p>
              </text:list-item>
            </text:list>
          </draw:text-box>
        </draw:frame>
        <draw:frame draw:style-name="gr38" draw:layer="layout" svg:width="25.482cm" svg:height="2.384cm" svg:x="2.3cm" svg:y="7.3cm">
          <draw:text-box>
            <text:p>Tree Self Collision Strategies:</text:p>
            <text:list text:style-name="L1">
              <text:list-item>
                <text:p>Check if lower half collides with upper half.</text:p>
              </text:list-item>
              <text:list-item>
                <text:p>Check if second lowest tier sub-tree collides with any other second lowest tier sub-tree.</text:p>
              </text:list-item>
            </text:list>
          </draw:text-box>
        </draw:frame>
      </draw:page>
      <draw:page draw:name="page8" draw:style-name="dp1" draw:master-page-name="Default">
        <draw:frame draw:style-name="gr39" draw:layer="layout" svg:width="10.912cm" svg:height="3.193cm" svg:x="4.6cm" svg:y="4.1cm">
          <draw:text-box>
            <text:p>Calculate Big-O for KDOP operation:</text:p>
            <text:list text:style-name="L1">
              <text:list-item>
                <text:p>Collision with another KDOP</text:p>
              </text:list-item>
              <text:list-item>
                <text:p>Merge with another KDOP</text:p>
              </text:list-item>
              <text:list-item>
                <text:p>Update vertex positions</text:p>
              </text:list-item>
            </text:list>
          </draw:text-box>
        </draw:frame>
        <draw:frame draw:style-name="gr40" draw:layer="layout" svg:width="13.712cm" svg:height="3.806cm" svg:x="18.6cm" svg:y="4.3cm">
          <draw:text-box>
            <text:p>KDOP Collision Analysis: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Worst case <text:span text:style-name="T6">O(n)</text:span> comparisons</text:p>
              </text:list-item>
              <text:list-item>
                <text:p>Best case <text:span text:style-name="T6">O(1)</text:span> comparisons</text:p>
              </text:list-item>
            </text:list>
          </draw:text-box>
        </draw:frame>
        <draw:frame draw:style-name="gr41" draw:layer="layout" svg:width="13.712cm" svg:height="3.095cm" svg:x="19cm" svg:y="10.2cm">
          <draw:text-box>
            <text:p>KDOP Merge Analysis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Best or worst case <text:span text:style-name="T6">O(n)</text:span> comparisons</text:p>
              </text:list-item>
            </text:list>
          </draw:text-box>
        </draw:frame>
        <draw:frame draw:style-name="gr42" draw:layer="layout" svg:width="16.946cm" svg:height="8.072cm" svg:x="19.3cm" svg:y="14.6cm">
          <draw:text-box>
            <text:p>KDOP Update Analysis:</text:p>
            <text:list text:style-name="L1">
              <text:list-item>
                <text:p><text:span text:style-name="T6">n</text:span> vertices need <text:span text:style-name="T6">n</text:span> distance calculations and comparisons</text:p>
              </text:list-item>
              <text:list-item>
                <text:p><text:span text:style-name="T6">n</text:span> input vertices</text:p>
              </text:list-item>
              <text:list-item>
                <text:p>For <text:span text:style-name="T6">k</text:span> = 6/14/18/26 planes</text:p>
              </text:list-item>
              <text:list-item>
                <text:p>For <text:span text:style-name="T6">k</text:span> = 26:</text:p>
                <text:list>
                  <text:list-item>
                    <text:p><text:span text:style-name="T6">n</text:span> x (7 addition operations + 7 subtraction operations)</text:p>
                  </text:list-item>
                  <text:list-item>
                    <text:p>(<text:span text:style-name="T6">n</text:span> – 1) x (14 comparison operations)</text:p>
                  </text:list-item>
                  <text:list-item>
                    <text:p>Therefore 14<text:span text:style-name="T6">n</text:span> + 14<text:span text:style-name="T6">n</text:span> – 14</text:p>
                  </text:list-item>
                  <text:list-item>
                    <text:p>Which yields O(28<text:span text:style-name="T6">n</text:span> – 14)</text:p>
                  </text:list-item>
                  <text:list-item>
                    <text:p>If we let <text:span text:style-name="T6">n</text:span> <text:span text:style-name="T7">→</text:span><text:span text:style-name="T8"> </text:span><text:span text:style-name="T7">∞</text:span><text:span text:style-name="T8"> …</text:span></text:p>
                  </text:list-item>
                  <text:list-item>
                    <text:p><text:span text:style-name="T8">Worst case </text:span><text:span text:style-name="T9">O(n)</text:span><text:span text:style-name="T8"> operations</text:span></text:p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>
        <draw:g>
          <draw:custom-shape draw:style-name="gr43" draw:text-style-name="P2" xml:id="id245" draw:id="id245" draw:layer="layout" svg:width="0.668cm" svg:height="0.667cm" svg:x="2.702cm" svg:y="7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46" draw:id="id246" draw:layer="layout" svg:width="0.763cm" svg:height="0.762cm" svg:x="1.177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1.559cm" svg:y2="9.844cm" draw:start-shape="id245" draw:start-glue-point="8" draw:end-shape="id246" draw:end-glue-point="4" svg:d="M3036 8413l-1477 1431" svg:viewBox="0 0 1478 1432">
            <text:p/>
          </draw:connector>
          <draw:custom-shape draw:style-name="gr44" draw:text-style-name="P2" xml:id="id247" draw:id="id247" draw:layer="layout" svg:width="0.762cm" svg:height="0.762cm" svg:x="2.162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2.543cm" svg:y2="9.844cm" draw:start-shape="id245" draw:start-glue-point="8" draw:end-shape="id247" draw:end-glue-point="4" svg:d="M3036 8413l-493 1431" svg:viewBox="0 0 494 1432">
            <text:p/>
          </draw:connector>
          <draw:custom-shape draw:style-name="gr44" draw:text-style-name="P2" xml:id="id248" draw:id="id248" draw:layer="layout" svg:width="0.762cm" svg:height="0.762cm" svg:x="3.148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3.529cm" svg:y2="9.844cm" draw:start-shape="id245" draw:start-glue-point="8" draw:end-shape="id248" draw:end-glue-point="4" svg:d="M3036 8413l493 1431" svg:viewBox="0 0 494 1432">
            <text:p/>
          </draw:connector>
          <draw:custom-shape draw:style-name="gr44" draw:text-style-name="P2" xml:id="id249" draw:id="id249" draw:layer="layout" svg:width="0.762cm" svg:height="0.762cm" svg:x="4.133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4.514cm" svg:y2="9.844cm" draw:start-shape="id245" draw:start-glue-point="8" draw:end-shape="id249" draw:end-glue-point="4" svg:d="M3036 8413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4.534cm 9.74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.034cm 7.5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50" draw:id="id250" draw:layer="layout" svg:width="0.667cm" svg:height="0.667cm" svg:x="2.9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1" draw:id="id251" draw:layer="layout" svg:width="0.763cm" svg:height="0.763cm" svg:x="1.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1.782cm" svg:y2="5.681cm" draw:start-shape="id250" draw:start-glue-point="8" draw:end-shape="id251" draw:end-glue-point="4" svg:d="M3260 4251l-1478 1430" svg:viewBox="0 0 1479 1431">
            <text:p/>
          </draw:connector>
          <draw:custom-shape draw:style-name="gr44" draw:text-style-name="P2" xml:id="id252" draw:id="id252" draw:layer="layout" svg:width="0.763cm" svg:height="0.763cm" svg:x="2.41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2.799cm" svg:y2="5.681cm" draw:start-shape="id250" draw:start-glue-point="8" draw:end-shape="id252" draw:end-glue-point="4" svg:d="M3260 4251l-461 1430" svg:viewBox="0 0 462 1431">
            <text:p/>
          </draw:connector>
          <draw:custom-shape draw:style-name="gr44" draw:text-style-name="P2" xml:id="id253" draw:id="id253" draw:layer="layout" svg:width="0.763cm" svg:height="0.763cm" svg:x="3.43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3.816cm" svg:y2="5.681cm" draw:start-shape="id250" draw:start-glue-point="8" draw:end-shape="id253" draw:end-glue-point="4" svg:d="M3260 4251l556 1430" svg:viewBox="0 0 557 1431">
            <text:p/>
          </draw:connector>
          <draw:custom-shape draw:style-name="gr44" draw:text-style-name="P2" xml:id="id254" draw:id="id254" draw:layer="layout" svg:width="0.763cm" svg:height="0.763cm" svg:x="4.45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4.833cm" svg:y2="5.681cm" draw:start-shape="id250" draw:start-glue-point="8" draw:end-shape="id254" draw:end-glue-point="4" svg:d="M3260 4251l1573 1430" svg:viewBox="0 0 1574 1431">
            <text:p/>
          </draw:connector>
          <draw:custom-shape draw:style-name="gr46" draw:text-style-name="P2" xml:id="id270" draw:id="id270" draw:layer="layout" svg:width="0.668cm" svg:height="0.668cm" svg:x="9.123cm" svg:y="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55" draw:id="id255" draw:layer="layout" svg:width="0.667cm" svg:height="0.667cm" svg:x="7.0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6" draw:id="id256" draw:layer="layout" svg:width="0.762cm" svg:height="0.763cm" svg:x="5.469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5.85cm" svg:y2="5.681cm" draw:start-shape="id255" draw:start-glue-point="8" draw:end-shape="id256" draw:end-glue-point="4" svg:d="M7360 4251l-1510 1430" svg:viewBox="0 0 1511 1431">
            <text:p/>
          </draw:connector>
          <draw:custom-shape draw:style-name="gr44" draw:text-style-name="P2" xml:id="id257" draw:id="id257" draw:layer="layout" svg:width="0.763cm" svg:height="0.763cm" svg:x="6.48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6.867cm" svg:y2="5.681cm" draw:start-shape="id255" draw:start-glue-point="8" draw:end-shape="id257" draw:end-glue-point="4" svg:d="M7360 4251l-493 1430" svg:viewBox="0 0 494 1431">
            <text:p/>
          </draw:connector>
          <draw:custom-shape draw:style-name="gr44" draw:text-style-name="P2" xml:id="id258" draw:id="id258" draw:layer="layout" svg:width="0.763cm" svg:height="0.763cm" svg:x="7.50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7.884cm" svg:y2="5.681cm" draw:start-shape="id255" draw:start-glue-point="8" draw:end-shape="id258" draw:end-glue-point="4" svg:d="M7360 4251l524 1430" svg:viewBox="0 0 525 1431">
            <text:p/>
          </draw:connector>
          <draw:custom-shape draw:style-name="gr44" draw:text-style-name="P2" xml:id="id259" draw:id="id259" draw:layer="layout" svg:width="0.762cm" svg:height="0.763cm" svg:x="8.5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8.901cm" svg:y2="5.681cm" draw:start-shape="id255" draw:start-glue-point="8" draw:end-shape="id259" draw:end-glue-point="4" svg:d="M7360 4251l1541 1430" svg:viewBox="0 0 1542 1431">
            <text:p/>
          </draw:connector>
          <draw:custom-shape draw:style-name="gr43" draw:text-style-name="P2" xml:id="id260" draw:id="id260" draw:layer="layout" svg:width="0.667cm" svg:height="0.667cm" svg:x="11.1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1" draw:id="id261" draw:layer="layout" svg:width="0.763cm" svg:height="0.763cm" svg:x="9.53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9.918cm" svg:y2="5.681cm" draw:start-shape="id260" draw:start-glue-point="8" draw:end-shape="id261" draw:end-glue-point="4" svg:d="M11460 4251l-1542 1430" svg:viewBox="0 0 1543 1431">
            <text:p/>
          </draw:connector>
          <draw:custom-shape draw:style-name="gr44" draw:text-style-name="P2" xml:id="id262" draw:id="id262" draw:layer="layout" svg:width="0.763cm" svg:height="0.763cm" svg:x="10.553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0.935cm" svg:y2="5.681cm" draw:start-shape="id260" draw:start-glue-point="8" draw:end-shape="id262" draw:end-glue-point="4" svg:d="M11460 4251l-525 1430" svg:viewBox="0 0 526 1431">
            <text:p/>
          </draw:connector>
          <draw:custom-shape draw:style-name="gr44" draw:text-style-name="P2" xml:id="id263" draw:id="id263" draw:layer="layout" svg:width="0.763cm" svg:height="0.763cm" svg:x="11.57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1.953cm" svg:y2="5.681cm" draw:start-shape="id260" draw:start-glue-point="8" draw:end-shape="id263" draw:end-glue-point="4" svg:d="M11460 4251l493 1430" svg:viewBox="0 0 494 1431">
            <text:p/>
          </draw:connector>
          <draw:custom-shape draw:style-name="gr44" draw:text-style-name="P2" xml:id="id264" draw:id="id264" draw:layer="layout" svg:width="0.763cm" svg:height="0.763cm" svg:x="12.58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2.969cm" svg:y2="5.681cm" draw:start-shape="id260" draw:start-glue-point="8" draw:end-shape="id264" draw:end-glue-point="4" svg:d="M11460 4251l1509 1430" svg:viewBox="0 0 1510 1431">
            <text:p/>
          </draw:connector>
          <draw:custom-shape draw:style-name="gr43" draw:text-style-name="P2" xml:id="id265" draw:id="id265" draw:layer="layout" svg:width="0.667cm" svg:height="0.667cm" svg:x="15.2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6" draw:id="id266" draw:layer="layout" svg:width="0.762cm" svg:height="0.763cm" svg:x="13.60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3.986cm" svg:y2="5.681cm" draw:start-shape="id265" draw:start-glue-point="8" draw:end-shape="id266" draw:end-glue-point="4" svg:d="M15560 4251l-1574 1430" svg:viewBox="0 0 1575 1431">
            <text:p/>
          </draw:connector>
          <draw:custom-shape draw:style-name="gr44" draw:text-style-name="P2" xml:id="id267" draw:id="id267" draw:layer="layout" svg:width="0.763cm" svg:height="0.763cm" svg:x="14.62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5.004cm" svg:y2="5.681cm" draw:start-shape="id265" draw:start-glue-point="8" draw:end-shape="id267" draw:end-glue-point="4" svg:d="M15560 4251l-556 1430" svg:viewBox="0 0 557 1431">
            <text:p/>
          </draw:connector>
          <draw:custom-shape draw:style-name="gr44" draw:text-style-name="P2" xml:id="id268" draw:id="id268" draw:layer="layout" svg:width="0.763cm" svg:height="0.763cm" svg:x="15.638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6.02cm" svg:y2="5.681cm" draw:start-shape="id265" draw:start-glue-point="8" draw:end-shape="id268" draw:end-glue-point="4" svg:d="M15560 4251l460 1430" svg:viewBox="0 0 461 1431">
            <text:p/>
          </draw:connector>
          <draw:custom-shape draw:style-name="gr44" draw:text-style-name="P2" xml:id="id269" draw:id="id269" draw:layer="layout" svg:width="0.763cm" svg:height="0.763cm" svg:x="16.65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7.038cm" svg:y2="5.681cm" draw:start-shape="id265" draw:start-glue-point="8" draw:end-shape="id269" draw:end-glue-point="4" svg:d="M15560 4251l1478 1430" svg:viewBox="0 0 1479 1431">
            <text:p/>
          </draw:connector>
          <draw:connector draw:style-name="gr5" draw:text-style-name="P2" draw:layer="layout" draw:type="line" svg:x1="9.457cm" svg:y1="1.868cm" svg:x2="3.26cm" svg:y2="3.584cm" draw:start-shape="id270" draw:start-glue-point="8" draw:end-shape="id250" draw:end-glue-point="4" svg:d="M9457 1868l-6197 1716" svg:viewBox="0 0 6198 1717">
            <text:p/>
          </draw:connector>
          <draw:connector draw:style-name="gr5" draw:text-style-name="P2" draw:layer="layout" draw:type="line" svg:x1="9.457cm" svg:y1="1.868cm" svg:x2="7.36cm" svg:y2="3.584cm" draw:start-shape="id270" draw:start-glue-point="8" draw:end-shape="id255" draw:end-glue-point="4" svg:d="M9457 1868l-2097 1716" svg:viewBox="0 0 2098 1717">
            <text:p/>
          </draw:connector>
          <draw:connector draw:style-name="gr5" draw:text-style-name="P2" draw:layer="layout" draw:type="line" svg:x1="9.457cm" svg:y1="1.868cm" svg:x2="11.46cm" svg:y2="3.584cm" draw:start-shape="id270" draw:start-glue-point="8" draw:end-shape="id260" draw:end-glue-point="4" svg:d="M9457 1868l2003 1716" svg:viewBox="0 0 2004 1717">
            <text:p/>
          </draw:connector>
          <draw:connector draw:style-name="gr5" draw:text-style-name="P2" draw:layer="layout" draw:type="line" svg:x1="9.457cm" svg:y1="1.868cm" svg:x2="15.56cm" svg:y2="3.584cm" draw:start-shape="id270" draw:start-glue-point="8" draw:end-shape="id265" draw:end-glue-point="4" svg:d="M9457 1868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17.066cm 5.6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15.566cm 3.4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9.466cm 1.0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71" draw:id="id271" draw:layer="layout" svg:width="0.667cm" svg:height="0.667cm" svg:x="20.0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2" draw:id="id272" draw:layer="layout" svg:width="0.763cm" svg:height="0.763cm" svg:x="18.56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8.95cm" svg:y2="5.728cm" draw:start-shape="id271" draw:start-glue-point="8" draw:end-shape="id272" draw:end-glue-point="4" svg:d="M20428 4298l-1478 1430" svg:viewBox="0 0 1479 1431">
            <text:p/>
          </draw:connector>
          <draw:custom-shape draw:style-name="gr44" draw:text-style-name="P2" xml:id="id273" draw:id="id273" draw:layer="layout" svg:width="0.763cm" svg:height="0.763cm" svg:x="19.58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9.967cm" svg:y2="5.728cm" draw:start-shape="id271" draw:start-glue-point="8" draw:end-shape="id273" draw:end-glue-point="4" svg:d="M20428 4298l-461 1430" svg:viewBox="0 0 462 1431">
            <text:p/>
          </draw:connector>
          <draw:custom-shape draw:style-name="gr44" draw:text-style-name="P2" xml:id="id274" draw:id="id274" draw:layer="layout" svg:width="0.763cm" svg:height="0.763cm" svg:x="20.602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0.984cm" svg:y2="5.728cm" draw:start-shape="id271" draw:start-glue-point="8" draw:end-shape="id274" draw:end-glue-point="4" svg:d="M20428 4298l556 1430" svg:viewBox="0 0 557 1431">
            <text:p/>
          </draw:connector>
          <draw:custom-shape draw:style-name="gr44" draw:text-style-name="P2" xml:id="id275" draw:id="id275" draw:layer="layout" svg:width="0.763cm" svg:height="0.763cm" svg:x="21.61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2.001cm" svg:y2="5.728cm" draw:start-shape="id271" draw:start-glue-point="8" draw:end-shape="id275" draw:end-glue-point="4" svg:d="M20428 4298l1573 1430" svg:viewBox="0 0 1574 1431">
            <text:p/>
          </draw:connector>
          <draw:custom-shape draw:style-name="gr46" draw:text-style-name="P2" xml:id="id291" draw:id="id291" draw:layer="layout" svg:width="0.668cm" svg:height="0.668cm" svg:x="26.291cm" svg:y="1.2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76" draw:id="id276" draw:layer="layout" svg:width="0.667cm" svg:height="0.667cm" svg:x="24.1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7" draw:id="id277" draw:layer="layout" svg:width="0.762cm" svg:height="0.763cm" svg:x="22.63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3.018cm" svg:y2="5.728cm" draw:start-shape="id276" draw:start-glue-point="8" draw:end-shape="id277" draw:end-glue-point="4" svg:d="M24528 4298l-1510 1430" svg:viewBox="0 0 1511 1431">
            <text:p/>
          </draw:connector>
          <draw:custom-shape draw:style-name="gr44" draw:text-style-name="P2" xml:id="id278" draw:id="id278" draw:layer="layout" svg:width="0.763cm" svg:height="0.763cm" svg:x="23.65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4.035cm" svg:y2="5.728cm" draw:start-shape="id276" draw:start-glue-point="8" draw:end-shape="id278" draw:end-glue-point="4" svg:d="M24528 4298l-493 1430" svg:viewBox="0 0 494 1431">
            <text:p/>
          </draw:connector>
          <draw:custom-shape draw:style-name="gr44" draw:text-style-name="P2" xml:id="id279" draw:id="id279" draw:layer="layout" svg:width="0.763cm" svg:height="0.763cm" svg:x="24.6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5.052cm" svg:y2="5.728cm" draw:start-shape="id276" draw:start-glue-point="8" draw:end-shape="id279" draw:end-glue-point="4" svg:d="M24528 4298l524 1430" svg:viewBox="0 0 525 1431">
            <text:p/>
          </draw:connector>
          <draw:custom-shape draw:style-name="gr44" draw:text-style-name="P2" xml:id="id280" draw:id="id280" draw:layer="layout" svg:width="0.762cm" svg:height="0.763cm" svg:x="25.68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6.069cm" svg:y2="5.728cm" draw:start-shape="id276" draw:start-glue-point="8" draw:end-shape="id280" draw:end-glue-point="4" svg:d="M24528 4298l1541 1430" svg:viewBox="0 0 1542 1431">
            <text:p/>
          </draw:connector>
          <draw:custom-shape draw:style-name="gr43" draw:text-style-name="P2" xml:id="id281" draw:id="id281" draw:layer="layout" svg:width="0.667cm" svg:height="0.667cm" svg:x="28.2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2" draw:id="id282" draw:layer="layout" svg:width="0.763cm" svg:height="0.763cm" svg:x="26.70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7.086cm" svg:y2="5.728cm" draw:start-shape="id281" draw:start-glue-point="8" draw:end-shape="id282" draw:end-glue-point="4" svg:d="M28628 4298l-1542 1430" svg:viewBox="0 0 1543 1431">
            <text:p/>
          </draw:connector>
          <draw:custom-shape draw:style-name="gr44" draw:text-style-name="P2" xml:id="id283" draw:id="id283" draw:layer="layout" svg:width="0.763cm" svg:height="0.763cm" svg:x="27.721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8.103cm" svg:y2="5.728cm" draw:start-shape="id281" draw:start-glue-point="8" draw:end-shape="id283" draw:end-glue-point="4" svg:d="M28628 4298l-525 1430" svg:viewBox="0 0 526 1431">
            <text:p/>
          </draw:connector>
          <draw:custom-shape draw:style-name="gr44" draw:text-style-name="P2" xml:id="id284" draw:id="id284" draw:layer="layout" svg:width="0.763cm" svg:height="0.763cm" svg:x="28.73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9.121cm" svg:y2="5.728cm" draw:start-shape="id281" draw:start-glue-point="8" draw:end-shape="id284" draw:end-glue-point="4" svg:d="M28628 4298l493 1430" svg:viewBox="0 0 494 1431">
            <text:p/>
          </draw:connector>
          <draw:custom-shape draw:style-name="gr44" draw:text-style-name="P2" xml:id="id285" draw:id="id285" draw:layer="layout" svg:width="0.763cm" svg:height="0.763cm" svg:x="29.75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30.137cm" svg:y2="5.728cm" draw:start-shape="id281" draw:start-glue-point="8" draw:end-shape="id285" draw:end-glue-point="4" svg:d="M28628 4298l1509 1430" svg:viewBox="0 0 1510 1431">
            <text:p/>
          </draw:connector>
          <draw:custom-shape draw:style-name="gr43" draw:text-style-name="P2" xml:id="id286" draw:id="id286" draw:layer="layout" svg:width="0.667cm" svg:height="0.667cm" svg:x="32.3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7" draw:id="id287" draw:layer="layout" svg:width="0.762cm" svg:height="0.763cm" svg:x="30.77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1.154cm" svg:y2="5.728cm" draw:start-shape="id286" draw:start-glue-point="8" draw:end-shape="id287" draw:end-glue-point="4" svg:d="M32728 4298l-1574 1430" svg:viewBox="0 0 1575 1431">
            <text:p/>
          </draw:connector>
          <draw:custom-shape draw:style-name="gr44" draw:text-style-name="P2" xml:id="id288" draw:id="id288" draw:layer="layout" svg:width="0.763cm" svg:height="0.763cm" svg:x="31.7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2.172cm" svg:y2="5.728cm" draw:start-shape="id286" draw:start-glue-point="8" draw:end-shape="id288" draw:end-glue-point="4" svg:d="M32728 4298l-556 1430" svg:viewBox="0 0 557 1431">
            <text:p/>
          </draw:connector>
          <draw:custom-shape draw:style-name="gr44" draw:text-style-name="P2" xml:id="id289" draw:id="id289" draw:layer="layout" svg:width="0.763cm" svg:height="0.763cm" svg:x="32.806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3.188cm" svg:y2="5.728cm" draw:start-shape="id286" draw:start-glue-point="8" draw:end-shape="id289" draw:end-glue-point="4" svg:d="M32728 4298l460 1430" svg:viewBox="0 0 461 1431">
            <text:p/>
          </draw:connector>
          <draw:custom-shape draw:style-name="gr44" draw:text-style-name="P2" xml:id="id290" draw:id="id290" draw:layer="layout" svg:width="0.763cm" svg:height="0.763cm" svg:x="33.82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4.206cm" svg:y2="5.728cm" draw:start-shape="id286" draw:start-glue-point="8" draw:end-shape="id290" draw:end-glue-point="4" svg:d="M32728 4298l1478 1430" svg:viewBox="0 0 1479 1431">
            <text:p/>
          </draw:connector>
          <draw:connector draw:style-name="gr5" draw:text-style-name="P2" draw:layer="layout" draw:type="line" svg:x1="26.625cm" svg:y1="1.915cm" svg:x2="20.428cm" svg:y2="3.631cm" draw:start-shape="id291" draw:start-glue-point="8" draw:end-shape="id271" draw:end-glue-point="4" svg:d="M26625 1915l-6197 1716" svg:viewBox="0 0 6198 1717">
            <text:p/>
          </draw:connector>
          <draw:connector draw:style-name="gr5" draw:text-style-name="P2" draw:layer="layout" draw:type="line" svg:x1="26.625cm" svg:y1="1.915cm" svg:x2="24.528cm" svg:y2="3.631cm" draw:start-shape="id291" draw:start-glue-point="8" draw:end-shape="id276" draw:end-glue-point="4" svg:d="M26625 1915l-2097 1716" svg:viewBox="0 0 2098 1717">
            <text:p/>
          </draw:connector>
          <draw:connector draw:style-name="gr5" draw:text-style-name="P2" draw:layer="layout" draw:type="line" svg:x1="26.625cm" svg:y1="1.915cm" svg:x2="28.628cm" svg:y2="3.631cm" draw:start-shape="id291" draw:start-glue-point="8" draw:end-shape="id281" draw:end-glue-point="4" svg:d="M26625 1915l2003 1716" svg:viewBox="0 0 2004 1717">
            <text:p/>
          </draw:connector>
          <draw:connector draw:style-name="gr5" draw:text-style-name="P2" draw:layer="layout" draw:type="line" svg:x1="26.625cm" svg:y1="1.915cm" svg:x2="32.728cm" svg:y2="3.631cm" draw:start-shape="id291" draw:start-glue-point="8" draw:end-shape="id286" draw:end-glue-point="4" svg:d="M26625 1915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34.234cm 5.6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2.734cm 3.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26.634cm 1.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92" draw:id="id292" draw:layer="layout" svg:width="0.668cm" svg:height="0.667cm" svg:x="6.802cm" svg:y="7.7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93" draw:id="id293" draw:layer="layout" svg:width="0.763cm" svg:height="0.762cm" svg:x="5.277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5.659cm" svg:y2="9.87cm" draw:start-shape="id292" draw:start-glue-point="8" draw:end-shape="id293" draw:end-glue-point="4" svg:d="M7136 8439l-1477 1431" svg:viewBox="0 0 1478 1432">
            <text:p/>
          </draw:connector>
          <draw:custom-shape draw:style-name="gr44" draw:text-style-name="P2" xml:id="id294" draw:id="id294" draw:layer="layout" svg:width="0.762cm" svg:height="0.762cm" svg:x="6.262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6.643cm" svg:y2="9.87cm" draw:start-shape="id292" draw:start-glue-point="8" draw:end-shape="id294" draw:end-glue-point="4" svg:d="M7136 8439l-493 1431" svg:viewBox="0 0 494 1432">
            <text:p/>
          </draw:connector>
          <draw:custom-shape draw:style-name="gr44" draw:text-style-name="P2" xml:id="id295" draw:id="id295" draw:layer="layout" svg:width="0.762cm" svg:height="0.762cm" svg:x="7.248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7.629cm" svg:y2="9.87cm" draw:start-shape="id292" draw:start-glue-point="8" draw:end-shape="id295" draw:end-glue-point="4" svg:d="M7136 8439l493 1431" svg:viewBox="0 0 494 1432">
            <text:p/>
          </draw:connector>
          <draw:custom-shape draw:style-name="gr44" draw:text-style-name="P2" xml:id="id296" draw:id="id296" draw:layer="layout" svg:width="0.762cm" svg:height="0.762cm" svg:x="8.233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8.614cm" svg:y2="9.87cm" draw:start-shape="id292" draw:start-glue-point="8" draw:end-shape="id296" draw:end-glue-point="4" svg:d="M7136 8439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8.634cm 9.7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7.111cm 7.54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7" draw:layer="layout" svg:width="10.709cm" svg:height="3.904cm" svg:x="10.391cm" svg:y="7.796cm">
          <draw:text-box>
            <text:p>Calculate Big-O for Tree operations:</text:p>
            <text:list text:style-name="L1">
              <text:list-item>
                <text:p>Construction</text:p>
              </text:list-item>
              <text:list-item>
                <text:p>Destruction</text:p>
              </text:list-item>
              <text:list-item>
                <text:p><text:span text:style-name="T3">Collision with another Tree</text:span></text:p>
              </text:list-item>
              <text:list-item>
                <text:p><text:span text:style-name="T3">Update KDOPs</text:span></text:p>
              </text:list-item>
            </text:list>
          </draw:text-box>
        </draw:frame>
        <draw:frame draw:style-name="gr48" draw:layer="layout" svg:width="29.592cm" svg:height="3.095cm" svg:x="9.8cm" svg:y="12.205cm">
          <draw:text-box>
            <text:p>Tree Collision Analysis:</text:p>
            <text:list text:style-name="L1">
              <text:list-item>
                <text:p>Compare <text:span text:style-name="T6">n</text:span> Tree nodes each with <text:span text:style-name="T6">k</text:span> distances against another <text:span text:style-name="T6">n</text:span> nodes each with <text:span text:style-name="T6">k</text:span> distances</text:p>
              </text:list-item>
              <text:list-item>
                <text:p>Best case will have 1 KDOP collision test or <text:span text:style-name="T6">k</text:span> distance comparisons. This is <text:span text:style-name="T6">O(k)</text:span> comparison at worst</text:p>
              </text:list-item>
              <text:list-item>
                <text:p>Worst case there will be <text:span text:style-name="T6">kn</text:span> comparisons or <text:span text:style-name="T6">O(n)</text:span> as <text:span text:style-name="T6">n</text:span> <text:span text:style-name="T7">→</text:span><text:span text:style-name="T8"> </text:span><text:span text:style-name="T7">∞</text:span></text:p>
              </text:list-item>
            </text:list>
          </draw:text-box>
        </draw:frame>
        <draw:frame draw:style-name="gr49" draw:layer="layout" svg:width="26.146cm" svg:height="3.854cm" svg:x="11.3cm" svg:y="17.4cm">
          <draw:text-box>
            <text:p>Tree Update Analysis:</text:p>
            <text:list text:style-name="L1">
              <text:list-item>
                <text:p>Each internal node needs to update KDOP from KDOPs of k leaf nodes</text:p>
              </text:list-item>
              <text:list-item>
                <text:p>Number of internal nodes to be updated is (4<text:span text:style-name="T10">h</text:span><text:span text:style-name="T11">+1</text:span> – 1)/3 – <text:span text:style-name="T6">k</text:span> where h is the height of the tree</text:p>
              </text:list-item>
              <text:list-item>
                <text:p>Number of merge comparison operations to perform is (4<text:span text:style-name="T10">h</text:span><text:span text:style-name="T11">+1</text:span> – 1)/3 – 1</text:p>
              </text:list-item>
              <text:list-item>
                <text:p>Therefore best and worst case is <text:span text:style-name="T6">O(1)</text:span> or constant</text:p>
              </text:list-item>
            </text:list>
          </draw:text-box>
        </draw:frame>
      </draw:page>
      <draw:page draw:name="page10" draw:style-name="dp1" draw:master-page-name="Default">
        <draw:frame draw:style-name="gr50" draw:layer="layout" svg:width="19.06cm" svg:height="3.806cm" svg:x="2.4cm" svg:y="2.2cm">
          <draw:text-box>
            <text:p>Stiction operations:</text:p>
            <text:list text:style-name="L1">
              <text:list-item>
                <text:p>Detect when particle pairs are close to one another</text:p>
              </text:list-item>
              <text:list-item>
                <text:p>Create a new spring between close particle pairs (all 4 particles)</text:p>
              </text:list-item>
              <text:list-item>
                <text:p>Allow a maximum of 8 connections</text:p>
              </text:list-item>
              <text:list-item>
                <text:p>Destroy a stiction spring once it expands over a certain length</text:p>
              </text:list-item>
            </text:list>
          </draw:text-box>
        </draw:frame>
        <draw:frame draw:style-name="gr51" draw:text-style-name="P2" draw:layer="layout" svg:width="1.999cm" svg:height="0.999cm" svg:x="19.963cm" svg:y="14.3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2" draw:layer="layout" svg:width="14.802cm" svg:height="0.962cm" svg:x="2.726cm" svg:y="7.8cm">
          <draw:text-box>
            <text:p>Detect when particle pairs are close to one another</text:p>
          </draw:text-box>
        </draw:frame>
        <draw:frame draw:style-name="gr53" draw:layer="layout" svg:width="10.928cm" svg:height="2.384cm" svg:x="2.872cm" svg:y="9.016cm">
          <draw:text-box>
            <text:p>Affected classes:</text:p>
            <text:list text:style-name="L1">
              <text:list-item>
                <text:p>Strand</text:p>
              </text:list-item>
              <text:list-item>
                <text:p>Particle – candidate position - posc</text:p>
              </text:list-item>
            </text:list>
          </draw:text-box>
        </draw:frame>
        <draw:frame draw:style-name="gr54" draw:layer="layout" svg:width="27.377cm" svg:height="2.484cm" svg:x="14.023cm" svg:y="12cm">
          <draw:text-box>
            <text:p>TODO:</text:p>
            <text:list text:style-name="L1">
              <text:list-item>
                <text:p>Check if segments need to expand volume to a cylinder in order to detect separation distance</text:p>
              </text:list-item>
              <text:list-item>
                <text:p>Check if KDOP of only 2 points causes missed collisions</text:p>
              </text:list-item>
            </text:list>
          </draw:text-box>
        </draw:frame>
        <draw:frame draw:style-name="gr55" draw:layer="layout" svg:width="12.054cm" svg:height="5.228cm" svg:x="1.746cm" svg:y="13cm">
          <draw:text-box>
            <text:p>Simple Collision Visual Test Case:</text:p>
            <text:list text:style-name="L1">
              <text:list-item>
                <text:p>Two strands that collide</text:p>
              </text:list-item>
              <text:list-item>
                <text:p>9 Particles per strand (or 8 segments)</text:p>
              </text:list-item>
              <text:list-item>
                <text:p>Build BVH tree for each strand</text:p>
              </text:list-item>
              <text:list-item>
                <text:p>Update BVH tree for each strand</text:p>
              </text:list-item>
              <text:list-item>
                <text:p>Check for collisions between segments</text:p>
              </text:list-item>
              <text:list-item>
                <text:p>Visualise a detected collision</text:p>
              </text:list-item>
            </text:list>
          </draw:text-box>
        </draw:frame>
        <draw:frame draw:style-name="gr56" draw:layer="layout" svg:width="16.594cm" svg:height="2.484cm" svg:x="23.2cm" svg:y="4.9cm">
          <draw:text-box>
            <text:p><text:span text:style-name="T12">TODO</text:span>:</text:p>
            <text:list text:style-name="L1">
              <text:list-item>
                <text:p><text:span text:style-name="T3">Direct initial strand direction using a normal vector</text:span></text:p>
              </text:list-item>
              <text:list-item>
                <text:p><text:span text:style-name="T13">Give each leaf node a unique ID across each strand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4-12-09T17:28:52.965493863</dc:date>
    <meta:editing-duration>P9DT8H50M58S</meta:editing-duration>
    <meta:editing-cycles>107</meta:editing-cycles>
    <meta:generator>LibreOffice/4.3.3.2$Linux_X86_64 LibreOffice_project/430m0$Build-2</meta:generator>
    <meta:print-date>2014-05-05T11:19:01.175441973</meta:print-date>
    <meta:document-statistic meta:object-count="753"/>
  </office:meta>
</office:document-meta>
</file>

<file path=Object 1/content.xml><?xml version="1.0" encoding="utf-8"?>
<math xmlns="http://www.w3.org/1998/Math/MathML" display="block"/>
</file>